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2pt" fo:language="en" fo:country="US" fo:font-style="normal" style:text-underline-style="none" fo:font-weight="normal" officeooo:rsid="000d90d6" officeooo:paragraph-rsid="000d90d6" style:font-size-asian="12pt" style:font-style-asian="normal" style:font-weight-asian="normal" style:font-size-complex="12pt" style:font-style-complex="normal" style:font-weight-complex="normal"/>
    </style:style>
    <style:style style:name="P2" style:family="paragraph" style:parent-style-name="Standard">
      <style:text-properties style:font-name="Times New Roman" fo:font-size="12pt" fo:language="en" fo:country="US" fo:font-style="normal" style:text-underline-style="none" fo:font-weight="normal" officeooo:rsid="000ef411" officeooo:paragraph-rsid="000ef411" style:font-size-asian="12pt" style:font-style-asian="normal" style:font-weight-asian="normal" style:font-size-complex="12pt" style:font-style-complex="normal" style:font-weight-complex="normal"/>
    </style:style>
    <style:style style:name="P3" style:family="paragraph" style:parent-style-name="Standard">
      <style:text-properties style:font-name="Times New Roman" fo:font-size="12pt" fo:language="en" fo:country="US" fo:font-style="normal" style:text-underline-style="none" fo:font-weight="normal" officeooo:rsid="00117c23" officeooo:paragraph-rsid="00117c23" style:font-size-asian="12pt" style:font-style-asian="normal" style:font-weight-asian="normal" style:font-size-complex="12pt" style:font-style-complex="normal" style:font-weight-complex="normal"/>
    </style:style>
    <style:style style:name="P4" style:family="paragraph" style:parent-style-name="Standard">
      <style:text-properties style:font-name="Times New Roman" fo:font-size="12pt" fo:language="en" fo:country="US" fo:font-style="normal" style:text-underline-style="none" fo:font-weight="normal" officeooo:rsid="00117c23" officeooo:paragraph-rsid="0011faac" style:font-size-asian="12pt" style:font-style-asian="normal" style:font-weight-asian="normal" style:font-size-complex="12pt" style:font-style-complex="normal" style:font-weight-complex="normal"/>
    </style:style>
    <style:style style:name="P5" style:family="paragraph" style:parent-style-name="Standard">
      <style:text-properties style:font-name="Times New Roman" fo:font-size="12pt" fo:language="en" fo:country="US" fo:font-style="normal" style:text-underline-style="none" fo:font-weight="normal" officeooo:rsid="00117c23" officeooo:paragraph-rsid="0015322f" style:font-size-asian="12pt" style:font-style-asian="normal" style:font-weight-asian="normal" style:font-size-complex="12pt" style:font-style-complex="normal" style:font-weight-complex="normal"/>
    </style:style>
    <style:style style:name="P6" style:family="paragraph" style:parent-style-name="Standard">
      <style:text-properties style:font-name="Times New Roman" fo:font-size="12pt" fo:language="en" fo:country="US" fo:font-style="normal" style:text-underline-style="none" fo:font-weight="normal" officeooo:rsid="000a42bc" officeooo:paragraph-rsid="00117c23" style:font-size-asian="12pt" style:font-style-asian="normal" style:font-weight-asian="normal" style:font-size-complex="12pt" style:font-style-complex="normal" style:font-weight-complex="normal"/>
    </style:style>
    <style:style style:name="P7" style:family="paragraph" style:parent-style-name="Standard">
      <style:text-properties style:font-name="Times New Roman" fo:font-size="12pt" fo:language="en" fo:country="US" fo:font-style="normal" style:text-underline-style="none" fo:font-weight="normal" officeooo:rsid="000a42bc" officeooo:paragraph-rsid="0018109f" style:font-size-asian="12pt" style:font-style-asian="normal" style:font-weight-asian="normal" style:font-size-complex="12pt" style:font-style-complex="normal" style:font-weight-complex="normal"/>
    </style:style>
    <style:style style:name="P8" style:family="paragraph" style:parent-style-name="Standard">
      <style:text-properties style:font-name="Times New Roman" fo:font-size="12pt" fo:language="en" fo:country="US" fo:font-style="normal" style:text-underline-style="none" fo:font-weight="normal" officeooo:rsid="0015322f" officeooo:paragraph-rsid="0015322f" style:font-size-asian="12pt" style:font-style-asian="normal" style:font-weight-asian="normal" style:font-size-complex="12pt" style:font-style-complex="normal" style:font-weight-complex="normal"/>
    </style:style>
    <style:style style:name="P9" style:family="paragraph" style:parent-style-name="Standard">
      <style:text-properties style:font-name="Times New Roman" fo:font-size="12pt" fo:language="en" fo:country="US" fo:font-style="normal" style:text-underline-style="none" fo:font-weight="normal" officeooo:rsid="001bb414" officeooo:paragraph-rsid="001bb414" style:font-size-asian="12pt" style:font-style-asian="normal" style:font-weight-asian="normal" style:font-size-complex="12pt" style:font-style-complex="normal" style:font-weight-complex="normal"/>
    </style:style>
    <style:style style:name="P10" style:family="paragraph" style:parent-style-name="Standard">
      <style:text-properties style:font-name="Times New Roman" fo:font-size="12pt" fo:language="en" fo:country="US" fo:font-style="normal" style:text-underline-style="none" fo:font-weight="normal" officeooo:rsid="002c6e97" officeooo:paragraph-rsid="002c6e97" style:font-size-asian="12pt" style:font-style-asian="normal" style:font-weight-asian="normal" style:font-size-complex="12pt" style:font-style-complex="normal" style:font-weight-complex="normal"/>
    </style:style>
    <style:style style:name="P11" style:family="paragraph" style:parent-style-name="Standard">
      <style:text-properties style:font-name="Times New Roman" fo:font-size="12pt" fo:language="en" fo:country="US" fo:font-style="normal" style:text-underline-style="none" fo:font-weight="bold" officeooo:rsid="000a42bc" officeooo:paragraph-rsid="000ef411" style:font-size-asian="12pt" style:font-style-asian="normal" style:font-weight-asian="bold" style:font-size-complex="12pt" style:font-style-complex="normal" style:font-weight-complex="bold"/>
    </style:style>
    <style:style style:name="P12" style:family="paragraph" style:parent-style-name="Standard">
      <style:text-properties style:font-name="Times New Roman" fo:font-size="12pt" fo:language="en" fo:country="US" fo:font-style="normal" style:text-underline-style="none" fo:font-weight="bold" officeooo:rsid="000a42bc" officeooo:paragraph-rsid="00117c23" style:font-size-asian="12pt" style:font-style-asian="normal" style:font-weight-asian="bold" style:font-size-complex="12pt" style:font-style-complex="normal" style:font-weight-complex="bold"/>
    </style:style>
    <style:style style:name="P13" style:family="paragraph" style:parent-style-name="Standard">
      <style:text-properties style:font-name="Times New Roman" fo:font-size="12pt" fo:language="en" fo:country="US" fo:font-style="normal" style:font-size-asian="12pt" style:font-style-asian="normal" style:font-size-complex="12pt" style:font-style-complex="normal"/>
    </style:style>
    <style:style style:name="P14" style:family="paragraph" style:parent-style-name="Standard">
      <style:text-properties style:font-name="Times New Roman" fo:font-size="12pt" fo:language="en" fo:country="US" fo:font-style="italic" style:text-underline-style="none" fo:font-weight="normal" officeooo:rsid="000d90d6" officeooo:paragraph-rsid="000d90d6" style:font-size-asian="12pt" style:font-style-asian="italic" style:font-weight-asian="normal" style:font-size-complex="12pt" style:font-style-complex="italic" style:font-weight-complex="normal"/>
    </style:style>
    <style:style style:name="P15" style:family="paragraph" style:parent-style-name="Standard">
      <style:text-properties style:font-name="Times New Roman" fo:font-size="12pt" fo:language="en" fo:country="US" fo:font-style="italic" style:text-underline-style="none" fo:font-weight="normal" officeooo:rsid="00117c23" officeooo:paragraph-rsid="00117c23" style:font-size-asian="12pt" style:font-style-asian="italic" style:font-weight-asian="normal" style:font-size-complex="12pt" style:font-style-complex="italic" style:font-weight-complex="normal"/>
    </style:style>
    <style:style style:name="P16" style:family="paragraph" style:parent-style-name="Standard">
      <style:text-properties style:font-name="Times New Roman" fo:font-size="12pt" fo:language="en" fo:country="US" fo:font-style="italic" style:text-underline-style="none" fo:font-weight="normal" officeooo:rsid="00117c23" officeooo:paragraph-rsid="002c1804" style:font-size-asian="12pt" style:font-style-asian="italic" style:font-weight-asian="normal" style:font-size-complex="12pt" style:font-style-complex="italic" style:font-weight-complex="normal"/>
    </style:style>
    <style:style style:name="P17" style:family="paragraph" style:parent-style-name="Standard">
      <style:text-properties style:font-name="Times New Roman" fo:font-size="12pt" fo:language="en" fo:country="US" fo:font-style="italic" style:text-underline-style="none" fo:font-weight="normal" officeooo:rsid="001bb414" officeooo:paragraph-rsid="001bb414" style:font-size-asian="12pt" style:font-style-asian="italic" style:font-weight-asian="normal" style:font-size-complex="12pt" style:font-style-complex="italic" style:font-weight-complex="normal"/>
    </style:style>
    <style:style style:name="P18" style:family="paragraph" style:parent-style-name="Standard">
      <style:text-properties style:font-name="Times New Roman" fo:font-size="12pt" fo:language="en" fo:country="US" fo:font-style="italic" style:text-underline-style="none" fo:font-weight="normal" officeooo:rsid="000a42bc" officeooo:paragraph-rsid="00117c23" style:font-size-asian="12pt" style:font-style-asian="italic" style:font-weight-asian="normal" style:font-size-complex="12pt" style:font-style-complex="italic" style:font-weight-complex="normal"/>
    </style:style>
    <style:style style:name="P19" style:family="paragraph" style:parent-style-name="Standard">
      <style:text-properties style:font-name="Times New Roman" fo:font-size="12pt" fo:language="en" fo:country="US" fo:font-style="italic" fo:font-weight="bold" officeooo:rsid="000a42bc" officeooo:paragraph-rsid="004bf1fc" style:font-size-asian="12pt" style:font-style-asian="italic" style:font-weight-asian="bold" style:font-size-complex="12pt" style:font-style-complex="italic" style:font-weight-complex="bold"/>
    </style:style>
    <style:style style:name="P20" style:family="paragraph" style:parent-style-name="Standard">
      <style:text-properties style:font-name="Times New Roman" fo:font-size="12pt" fo:language="en" fo:country="US" fo:font-style="italic" fo:font-weight="normal" officeooo:rsid="004fd6a1" officeooo:paragraph-rsid="004fd6a1" style:font-size-asian="12pt" style:font-style-asian="italic" style:font-weight-asian="normal" style:font-size-complex="12pt" style:font-style-complex="italic" style:font-weight-complex="normal"/>
    </style:style>
    <style:style style:name="P21" style:family="paragraph" style:parent-style-name="Standard">
      <style:text-properties style:font-name="Times New Roman" fo:font-size="12pt" fo:language="en" fo:country="US" fo:font-style="italic" style:font-size-asian="12pt" style:font-style-asian="italic" style:font-size-complex="12pt" style:font-style-complex="italic"/>
    </style:style>
    <style:style style:name="P22" style:family="paragraph" style:parent-style-name="Standard">
      <style:text-properties style:font-name="Times New Roman" fo:font-size="12pt" fo:font-style="normal" style:text-underline-style="none" fo:font-weight="normal" officeooo:rsid="000d90d6" officeooo:paragraph-rsid="0011faac" style:font-size-asian="12pt" style:font-style-asian="normal" style:font-weight-asian="normal" style:font-size-complex="12pt" style:font-style-complex="normal" style:font-weight-complex="normal"/>
    </style:style>
    <style:style style:name="P23" style:family="paragraph" style:parent-style-name="Standard">
      <style:text-properties style:font-name="Times New Roman" fo:font-size="12pt" fo:font-style="italic" style:font-size-asian="12pt" style:font-style-asian="italic" style:font-size-complex="12pt" style:font-style-complex="italic"/>
    </style:style>
    <style:style style:name="P24" style:family="paragraph" style:parent-style-name="Standard">
      <style:text-properties style:font-name="Times New Roman" fo:language="en" fo:country="US" officeooo:rsid="000a42bc" officeooo:paragraph-rsid="000a42bc"/>
    </style:style>
    <style:style style:name="P25" style:family="paragraph" style:parent-style-name="Standard">
      <style:text-properties style:font-name="Times New Roman" fo:language="en" fo:country="US" fo:font-weight="normal" officeooo:rsid="000a42bc" officeooo:paragraph-rsid="000a42bc" style:font-weight-asian="normal" style:font-weight-complex="normal"/>
    </style:style>
    <style:style style:name="P26" style:family="paragraph" style:parent-style-name="Standard">
      <style:text-properties style:font-name="Times New Roman" fo:language="en" fo:country="US" fo:font-weight="normal" officeooo:rsid="00749127" officeooo:paragraph-rsid="0096ea2f" style:font-weight-asian="normal" style:font-weight-complex="normal"/>
    </style:style>
    <style:style style:name="P27" style:family="paragraph" style:parent-style-name="Standard">
      <style:text-properties style:font-name="Times New Roman" fo:language="en" fo:country="US" fo:font-weight="normal" officeooo:rsid="00775655" officeooo:paragraph-rsid="0096ea2f" style:font-weight-asian="normal" style:font-weight-complex="normal"/>
    </style:style>
    <style:style style:name="P28" style:family="paragraph" style:parent-style-name="Standard">
      <style:text-properties style:font-name="Times New Roman" fo:language="en" fo:country="US" fo:font-style="italic" fo:font-weight="bold" officeooo:rsid="000a42bc" officeooo:paragraph-rsid="000a42bc" style:font-style-asian="italic" style:font-weight-asian="bold" style:font-style-complex="italic" style:font-weight-complex="bold"/>
    </style:style>
    <style:style style:name="P29" style:family="paragraph" style:parent-style-name="Standard">
      <style:text-properties style:font-name="Times New Roman" fo:language="en" fo:country="US" fo:font-style="italic" style:text-underline-style="none" fo:font-weight="normal" officeooo:rsid="000d90d6" officeooo:paragraph-rsid="000d90d6" style:font-style-asian="italic" style:font-weight-asian="normal" style:font-style-complex="italic" style:font-weight-complex="normal"/>
    </style:style>
    <style:style style:name="P30" style:family="paragraph" style:parent-style-name="Standard">
      <style:text-properties style:font-name="Times New Roman" fo:language="en" fo:country="US" fo:font-style="italic" style:text-underline-style="none" fo:font-weight="normal" officeooo:rsid="000d90d6" officeooo:paragraph-rsid="000ef411" style:font-style-asian="italic" style:font-weight-asian="normal" style:font-style-complex="italic" style:font-weight-complex="normal"/>
    </style:style>
    <style:style style:name="P31" style:family="paragraph" style:parent-style-name="Standard">
      <style:text-properties style:font-name="Times New Roman" fo:language="en" fo:country="US" fo:font-style="normal" style:text-underline-style="none" fo:font-weight="normal" officeooo:rsid="000c4578" officeooo:paragraph-rsid="000c4578" style:font-style-asian="normal" style:font-weight-asian="normal" style:font-style-complex="normal" style:font-weight-complex="normal"/>
    </style:style>
    <style:style style:name="P32" style:family="paragraph" style:parent-style-name="Standard">
      <style:text-properties style:font-name="Times New Roman" fo:language="en" fo:country="US" fo:font-style="normal" style:text-underline-style="none" fo:font-weight="normal" officeooo:rsid="000d90d6" officeooo:paragraph-rsid="000d90d6" style:font-style-asian="normal" style:font-weight-asian="normal" style:font-style-complex="normal" style:font-weight-complex="normal"/>
    </style:style>
    <style:style style:name="P33" style:family="paragraph" style:parent-style-name="Standard">
      <style:text-properties style:font-name="Times New Roman" fo:language="en" fo:country="US" fo:font-style="normal" style:text-underline-style="none" fo:font-weight="normal" officeooo:rsid="000d90d6" officeooo:paragraph-rsid="000ef411" style:font-style-asian="normal" style:font-weight-asian="normal" style:font-style-complex="normal" style:font-weight-complex="normal"/>
    </style:style>
    <style:style style:name="P34" style:family="paragraph" style:parent-style-name="Standard">
      <style:text-properties style:font-name="Times New Roman" fo:language="en" fo:country="US" fo:font-style="normal" style:text-underline-style="none" fo:font-weight="normal" officeooo:rsid="001bb414" officeooo:paragraph-rsid="001bb414" style:font-style-asian="normal" style:font-weight-asian="normal" style:font-style-complex="normal" style:font-weight-complex="normal"/>
    </style:style>
    <style:style style:name="P35" style:family="paragraph" style:parent-style-name="Standard">
      <style:text-properties style:font-name="Times New Roman" fo:language="en" fo:country="US" fo:font-style="normal" style:text-underline-style="none" fo:font-weight="bold" officeooo:rsid="000a42bc" officeooo:paragraph-rsid="000ef411" style:font-style-asian="normal" style:font-weight-asian="bold" style:font-style-complex="normal" style:font-weight-complex="bold"/>
    </style:style>
    <style:style style:name="P36" style:family="paragraph" style:parent-style-name="Standard">
      <style:text-properties style:font-name="Times New Roman" fo:language="en" fo:country="US" fo:font-style="normal" style:text-underline-style="none" fo:font-weight="bold" officeooo:rsid="000ef411" officeooo:paragraph-rsid="000ef411" style:font-style-asian="normal" style:font-weight-asian="bold" style:font-style-complex="normal" style:font-weight-complex="bold"/>
    </style:style>
    <style:style style:name="P37" style:family="paragraph" style:parent-style-name="Standard">
      <style:text-properties style:font-name="Times New Roman" fo:language="en" fo:country="US" fo:font-style="normal" officeooo:paragraph-rsid="009251fc" style:font-style-asian="normal" style:font-style-complex="normal"/>
    </style:style>
    <style:style style:name="P38" style:family="paragraph" style:parent-style-name="Standard">
      <style:text-properties style:font-name="Times New Roman" fo:language="en" fo:country="US" fo:font-style="normal" fo:font-weight="normal" officeooo:rsid="00804070" officeooo:paragraph-rsid="009251fc" style:font-style-asian="normal" style:font-weight-asian="normal" style:font-style-complex="normal" style:font-weight-complex="normal"/>
    </style:style>
    <style:style style:name="P39" style:family="paragraph" style:parent-style-name="Standard">
      <style:text-properties style:font-name="Times New Roman" fo:language="en" fo:country="US" fo:font-style="normal" fo:font-weight="normal" officeooo:rsid="00804070" officeooo:paragraph-rsid="00a47384" style:font-style-asian="normal" style:font-weight-asian="normal" style:font-style-complex="normal" style:font-weight-complex="normal"/>
    </style:style>
    <style:style style:name="P40" style:family="paragraph" style:parent-style-name="Standard">
      <style:text-properties style:font-name="Times New Roman" fo:language="en" fo:country="US" fo:font-style="normal" fo:font-weight="normal" officeooo:rsid="00804070" officeooo:paragraph-rsid="00a5b591" style:font-style-asian="normal" style:font-weight-asian="normal" style:font-style-complex="normal" style:font-weight-complex="normal"/>
    </style:style>
    <style:style style:name="P41" style:family="paragraph" style:parent-style-name="Standard">
      <style:text-properties style:font-name="Times New Roman" fo:language="en" fo:country="US" fo:font-style="normal" fo:font-weight="normal" officeooo:rsid="00804070" officeooo:paragraph-rsid="00a8a0cc"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style:font-name="Times New Roman" fo:language="en" fo:country="US" fo:font-style="normal" fo:font-weight="normal" officeooo:rsid="00790864" officeooo:paragraph-rsid="0096ea2f" style:font-style-asian="normal" style:font-weight-asian="normal" style:font-style-complex="normal" style:font-weight-complex="normal"/>
    </style:style>
    <style:style style:name="P43" style:family="paragraph" style:parent-style-name="Standard">
      <style:text-properties style:font-name="Times New Roman" fo:language="en" fo:country="US" fo:font-weight="bold" officeooo:rsid="000a42bc" officeooo:paragraph-rsid="000a42bc" style:font-weight-asian="bold" style:font-weight-complex="bold"/>
    </style:style>
    <style:style style:name="P44" style:family="paragraph" style:parent-style-name="Standard">
      <style:text-properties style:font-name="Times New Roman" fo:language="en" fo:country="US" fo:font-weight="bold" officeooo:rsid="000a42bc" officeooo:paragraph-rsid="000ef411" style:font-weight-asian="bold" style:font-weight-complex="bold"/>
    </style:style>
    <style:style style:name="P45" style:family="paragraph" style:parent-style-name="Standard">
      <style:text-properties style:font-name="Times New Roman" fo:language="en" fo:country="US" fo:font-weight="bold" officeooo:rsid="000a42bc" officeooo:paragraph-rsid="004bf1fc" style:font-weight-asian="bold" style:font-weight-complex="bold"/>
    </style:style>
    <style:style style:name="P46" style:family="paragraph" style:parent-style-name="Standard">
      <style:text-properties style:font-name="Times New Roman" fo:language="en" fo:country="US" fo:font-weight="bold" officeooo:rsid="000a42bc" officeooo:paragraph-rsid="00725a11" style:font-weight-asian="bold" style:font-weight-complex="bold"/>
    </style:style>
    <style:style style:name="P47" style:family="paragraph" style:parent-style-name="Standard">
      <style:text-properties style:font-name="Times New Roman" fo:language="en" fo:country="US" fo:font-weight="bold" officeooo:rsid="00749127" officeooo:paragraph-rsid="0096ea2f" style:font-weight-asian="bold" style:font-weight-complex="bold"/>
    </style:style>
    <style:style style:name="P48" style:family="paragraph" style:parent-style-name="Standard">
      <style:text-properties style:font-name="Times New Roman" fo:language="en" fo:country="US" officeooo:paragraph-rsid="009251fc"/>
    </style:style>
    <style:style style:name="P49" style:family="paragraph" style:parent-style-name="Standard">
      <style:text-properties style:font-name="Times New Roman" fo:font-size="14pt" fo:language="en" fo:country="US" fo:font-style="normal" style:text-underline-style="none" fo:font-weight="bold" officeooo:rsid="000a42bc" officeooo:paragraph-rsid="000a42bc" style:font-style-asian="normal" style:font-weight-asian="bold" style:font-style-complex="normal" style:font-weight-complex="bold"/>
    </style:style>
    <style:style style:name="P50" style:family="paragraph" style:parent-style-name="Standard">
      <style:text-properties style:font-name="Times New Roman" fo:font-size="14pt" fo:language="en" fo:country="US" fo:font-weight="bold" officeooo:rsid="000a42bc" officeooo:paragraph-rsid="000a42bc" style:font-weight-asian="bold" style:font-weight-complex="bold"/>
    </style:style>
    <style:style style:name="P51" style:family="paragraph" style:parent-style-name="Standard">
      <style:text-properties fo:language="en" fo:country="US" officeooo:paragraph-rsid="000d90d6"/>
    </style:style>
    <style:style style:name="P52" style:family="paragraph" style:parent-style-name="Standard">
      <style:text-properties fo:font-style="normal" fo:font-weight="normal" officeooo:rsid="00117c23" officeooo:paragraph-rsid="00117c23" style:font-style-asian="normal" style:font-weight-asian="normal" style:font-style-complex="normal" style:font-weight-complex="normal"/>
    </style:style>
    <style:style style:name="P53" style:family="paragraph" style:parent-style-name="Standard">
      <style:text-properties fo:font-style="normal" fo:font-weight="normal" officeooo:rsid="00117c23" officeooo:paragraph-rsid="0011faac" style:font-style-asian="normal" style:font-weight-asian="normal" style:font-style-complex="normal" style:font-weight-complex="normal"/>
    </style:style>
    <style:style style:name="P54" style:family="paragraph" style:parent-style-name="Standard">
      <style:text-properties fo:font-style="italic" fo:font-weight="normal" officeooo:rsid="000ef411" officeooo:paragraph-rsid="000ef411" style:font-style-asian="italic" style:font-weight-asian="normal" style:font-style-complex="italic" style:font-weight-complex="normal"/>
    </style:style>
    <style:style style:name="P55" style:family="paragraph" style:parent-style-name="Standard">
      <style:text-properties fo:font-style="italic" fo:font-weight="normal" officeooo:rsid="00117c23" officeooo:paragraph-rsid="00117c23" style:font-style-asian="italic" style:font-weight-asian="normal" style:font-style-complex="italic" style:font-weight-complex="normal"/>
    </style:style>
    <style:style style:name="P56" style:family="paragraph" style:parent-style-name="Standard">
      <style:text-properties officeooo:paragraph-rsid="00117c23"/>
    </style:style>
    <style:style style:name="P57" style:family="paragraph" style:parent-style-name="Standard">
      <style:text-properties officeooo:paragraph-rsid="0011faac"/>
    </style:style>
    <style:style style:name="P58" style:family="paragraph" style:parent-style-name="Standard">
      <style:text-properties officeooo:rsid="0011faac" officeooo:paragraph-rsid="0011faac"/>
    </style:style>
    <style:style style:name="P59" style:family="paragraph" style:parent-style-name="Standard">
      <style:text-properties officeooo:paragraph-rsid="0015322f"/>
    </style:style>
    <style:style style:name="P60" style:family="paragraph" style:parent-style-name="Standard">
      <style:text-properties officeooo:rsid="0018109f" officeooo:paragraph-rsid="0018109f"/>
    </style:style>
    <style:style style:name="P61" style:family="paragraph" style:parent-style-name="Standard">
      <style:text-properties officeooo:rsid="0016fa34" officeooo:paragraph-rsid="002c6e97"/>
    </style:style>
    <style:style style:name="P62" style:family="paragraph" style:parent-style-name="Standard">
      <style:text-properties style:use-window-font-color="true" loext:opacity="0%" style:font-name="Times New Roman" fo:language="en" fo:country="US" fo:font-weight="normal" officeooo:rsid="0035d132" officeooo:paragraph-rsid="002f5305" fo:background-color="transparent" style:font-weight-asian="normal" style:font-weight-complex="normal"/>
    </style:style>
    <style:style style:name="P63" style:family="paragraph" style:parent-style-name="Standard">
      <style:text-properties style:use-window-font-color="true" loext:opacity="0%" style:font-name="Times New Roman" fo:language="en" fo:country="US" fo:font-weight="normal" officeooo:rsid="0038634b" officeooo:paragraph-rsid="004bf1fc" fo:background-color="transparent" style:font-weight-asian="normal" style:font-weight-complex="normal"/>
    </style:style>
    <style:style style:name="P64" style:family="paragraph" style:parent-style-name="Text_20_body">
      <style:text-properties style:use-window-font-color="true" loext:opacity="0%" style:font-name="Times New Roman" fo:language="en" fo:country="US" fo:font-weight="normal" officeooo:rsid="0030b14e" officeooo:paragraph-rsid="005cdeda" fo:background-color="transparent" style:font-weight-asian="normal" style:font-weight-complex="normal"/>
    </style:style>
    <style:style style:name="P65" style:family="paragraph" style:parent-style-name="Text_20_body">
      <style:text-properties style:use-window-font-color="true" loext:opacity="0%" style:font-name="Times New Roman" fo:language="en" fo:country="US" fo:font-weight="normal" officeooo:rsid="0030b14e" officeooo:paragraph-rsid="00a29f09" fo:background-color="transparent" style:font-weight-asian="normal" style:font-weight-complex="normal"/>
    </style:style>
    <style:style style:name="P66" style:family="paragraph" style:parent-style-name="Text_20_body">
      <style:text-properties style:use-window-font-color="true" loext:opacity="0%" style:font-name="Times New Roman" fo:language="en" fo:country="US" fo:font-weight="normal" officeooo:rsid="00947aee" officeooo:paragraph-rsid="00947aee" fo:background-color="transparent" style:font-weight-asian="normal" style:font-weight-complex="normal"/>
    </style:style>
    <style:style style:name="P67" style:family="paragraph" style:parent-style-name="Text_20_body">
      <style:text-properties style:use-window-font-color="true" loext:opacity="0%" style:font-name="Times New Roman" fo:language="en" fo:country="US" fo:font-weight="normal" officeooo:rsid="00a29f09" officeooo:paragraph-rsid="00a29f09" fo:background-color="transparent" style:font-weight-asian="normal" style:font-weight-complex="normal"/>
    </style:style>
    <style:style style:name="P68" style:family="paragraph" style:parent-style-name="Text_20_body">
      <style:text-properties style:use-window-font-color="true" loext:opacity="0%" style:font-name="Times New Roman" fo:language="en" fo:country="US" fo:font-style="normal" fo:font-weight="normal" officeooo:rsid="000a42bc" officeooo:paragraph-rsid="00326f1f" fo:background-color="transparent" style:font-style-asian="normal" style:font-weight-asian="normal" style:font-style-complex="normal" style:font-weight-complex="normal"/>
    </style:style>
    <style:style style:name="P69" style:family="paragraph" style:parent-style-name="Text_20_body">
      <style:text-properties style:use-window-font-color="true" loext:opacity="0%" style:font-name="Times New Roman" fo:language="en" fo:country="US" fo:font-style="normal" fo:font-weight="normal" officeooo:rsid="003a9de2" officeooo:paragraph-rsid="00326f1f" fo:background-color="transparent" style:font-style-asian="normal" style:font-weight-asian="normal" style:font-style-complex="normal" style:font-weight-complex="normal"/>
    </style:style>
    <style:style style:name="P70" style:family="paragraph" style:parent-style-name="Standard">
      <style:text-properties style:use-window-font-color="true" loext:opacity="0%" style:font-name="Times New Roman" fo:language="en" fo:country="US" fo:font-style="normal" fo:font-weight="normal" officeooo:rsid="004b7ae5" officeooo:paragraph-rsid="004e3c9c" fo:background-color="transparent" style:font-style-asian="normal" style:font-weight-asian="normal" style:font-style-complex="normal" style:font-weight-complex="normal"/>
    </style:style>
    <style:style style:name="P71" style:family="paragraph" style:parent-style-name="Standard">
      <style:text-properties style:use-window-font-color="true" loext:opacity="0%" style:font-name="Times New Roman" fo:language="en" fo:country="US" fo:font-style="normal" fo:font-weight="normal" officeooo:rsid="004fd6a1" officeooo:paragraph-rsid="004fd6a1" fo:background-color="transparent" style:font-style-asian="normal" style:font-weight-asian="normal" style:font-style-complex="normal" style:font-weight-complex="normal"/>
    </style:style>
    <style:style style:name="P72" style:family="paragraph" style:parent-style-name="Text_20_body">
      <style:text-properties style:use-window-font-color="true" loext:opacity="0%" style:font-name="Times New Roman" fo:language="en" fo:country="US" fo:font-style="normal" fo:font-weight="normal" officeooo:rsid="003db408" officeooo:paragraph-rsid="0060ad16" fo:background-color="transparent" style:font-style-asian="normal" style:font-weight-asian="normal" style:font-style-complex="normal" style:font-weight-complex="normal"/>
    </style:style>
    <style:style style:name="P73" style:family="paragraph" style:parent-style-name="Text_20_body">
      <style:text-properties style:use-window-font-color="true" loext:opacity="0%" style:font-name="Times New Roman" fo:language="en" fo:country="US" fo:font-style="normal" fo:font-weight="normal" officeooo:rsid="003e1633" officeooo:paragraph-rsid="00626383" fo:background-color="transparent" style:font-style-asian="normal" style:font-weight-asian="normal" style:font-style-complex="normal" style:font-weight-complex="normal"/>
    </style:style>
    <style:style style:name="P74" style:family="paragraph" style:parent-style-name="Text_20_body">
      <style:text-properties style:use-window-font-color="true" loext:opacity="0%" style:font-name="Times New Roman" fo:language="en" fo:country="US" fo:font-style="normal" fo:font-weight="normal" officeooo:rsid="0062fb9a" officeooo:paragraph-rsid="0062fb9a" fo:background-color="transparent" style:font-style-asian="normal" style:font-weight-asian="normal" style:font-style-complex="normal" style:font-weight-complex="normal"/>
    </style:style>
    <style:style style:name="P75" style:family="paragraph" style:parent-style-name="Text_20_body">
      <style:text-properties style:use-window-font-color="true" loext:opacity="0%" style:font-name="Times New Roman" fo:language="en" fo:country="US" fo:font-style="normal" fo:font-weight="normal" officeooo:rsid="0063e4bb" officeooo:paragraph-rsid="0063e4bb" fo:background-color="transparent" style:font-style-asian="normal" style:font-weight-asian="normal" style:font-style-complex="normal" style:font-weight-complex="normal"/>
    </style:style>
    <style:style style:name="P76" style:family="paragraph" style:parent-style-name="Text_20_body">
      <style:text-properties style:use-window-font-color="true" loext:opacity="0%" style:font-name="Times New Roman" fo:language="en" fo:country="US" fo:font-style="normal" fo:font-weight="normal" officeooo:rsid="00667740" officeooo:paragraph-rsid="0067d237" fo:background-color="transparent" style:font-style-asian="normal" style:font-weight-asian="normal" style:font-style-complex="normal" style:font-weight-complex="normal"/>
    </style:style>
    <style:style style:name="P77" style:family="paragraph" style:parent-style-name="Text_20_body">
      <style:text-properties style:use-window-font-color="true" loext:opacity="0%" style:font-name="Times New Roman" fo:language="en" fo:country="US" fo:font-style="normal" fo:font-weight="normal" officeooo:rsid="003af6f5" officeooo:paragraph-rsid="00a29f09" fo:background-color="transparent" style:font-style-asian="normal" style:font-weight-asian="normal" style:font-style-complex="normal" style:font-weight-complex="normal"/>
    </style:style>
    <style:style style:name="P78" style:family="paragraph" style:parent-style-name="Text_20_body">
      <style:text-properties style:use-window-font-color="true" loext:opacity="0%" style:font-name="Times New Roman" fo:language="en" fo:country="US" fo:font-style="normal" fo:font-weight="normal" officeooo:rsid="00a29f09" officeooo:paragraph-rsid="00a29f09" fo:background-color="transparent" style:font-style-asian="normal" style:font-weight-asian="normal" style:font-style-complex="normal" style:font-weight-complex="normal"/>
    </style:style>
    <style:style style:name="P79" style:family="paragraph" style:parent-style-name="Text_20_body">
      <style:text-properties style:use-window-font-color="true" loext:opacity="0%" style:font-name="Times New Roman" fo:language="en" fo:country="US" officeooo:rsid="000a42bc" officeooo:paragraph-rsid="00326f1f" fo:background-color="transparent"/>
    </style:style>
    <style:style style:name="P80" style:family="paragraph" style:parent-style-name="Standard">
      <style:text-properties style:use-window-font-color="true" loext:opacity="0%" style:font-name="Times New Roman" fo:font-size="12pt" fo:language="en" fo:country="US" fo:font-style="italic" fo:font-weight="normal" officeooo:rsid="004b7ae5" officeooo:paragraph-rsid="004fd6a1" fo:background-color="transparent" style:font-size-asian="12pt" style:font-style-asian="italic" style:font-weight-asian="normal" style:font-size-complex="12pt" style:font-style-complex="italic" style:font-weight-complex="normal"/>
    </style:style>
    <style:style style:name="P81" style:family="paragraph" style:parent-style-name="Preformatted_20_Text">
      <style:text-properties style:use-window-font-color="true" loext:opacity="0%" style:font-name="Times New Roman" fo:font-size="12pt" fo:language="en" fo:country="US" fo:font-style="italic" fo:font-weight="normal" officeooo:rsid="00a29f09" officeooo:paragraph-rsid="00a29f09" fo:background-color="transparent" style:font-size-asian="12pt" style:font-style-asian="italic" style:font-weight-asian="normal" style:font-size-complex="12pt" style:font-style-complex="italic" style:font-weight-complex="normal"/>
    </style:style>
    <style:style style:name="P82" style:family="paragraph" style:parent-style-name="Text_20_body">
      <style:text-properties officeooo:paragraph-rsid="0051c0af"/>
    </style:style>
    <style:style style:name="P83" style:family="paragraph" style:parent-style-name="Text_20_body">
      <style:text-properties officeooo:rsid="0051c0af" officeooo:paragraph-rsid="005b4ba0"/>
    </style:style>
    <style:style style:name="P84" style:family="paragraph" style:parent-style-name="Standard">
      <style:text-properties officeooo:paragraph-rsid="00725a11"/>
    </style:style>
    <style:style style:name="P85" style:family="paragraph" style:parent-style-name="Standard">
      <style:text-properties fo:font-weight="normal" officeooo:rsid="000a42bc" officeooo:paragraph-rsid="00235fbf" style:font-weight-asian="normal" style:font-weight-complex="normal"/>
    </style:style>
    <style:style style:name="P86" style:family="paragraph" style:parent-style-name="Text_20_body">
      <style:text-properties officeooo:paragraph-rsid="00a20a18"/>
    </style:style>
    <style:style style:name="P87" style:family="paragraph" style:parent-style-name="Standard">
      <style:text-properties style:font-name="Times New Roman" fo:language="en" fo:country="US" fo:font-weight="normal" officeooo:rsid="0043c187" officeooo:paragraph-rsid="00a9c2e5" style:font-weight-asian="normal" style:font-weight-complex="normal"/>
    </style:style>
    <style:style style:name="P88" style:family="paragraph" style:parent-style-name="Standard">
      <style:text-properties style:font-name="Times New Roman" fo:language="en" fo:country="US" fo:font-style="italic" fo:font-weight="normal" officeooo:rsid="004fd6a1" officeooo:paragraph-rsid="00a9c2e5" fo:background-color="transparent" style:font-style-asian="italic" style:font-weight-asian="normal" style:font-style-complex="italic" style:font-weight-complex="normal"/>
    </style:style>
    <style:style style:name="P89" style:family="paragraph" style:parent-style-name="Standard">
      <style:text-properties style:font-name="Times New Roman" fo:language="en" fo:country="US" fo:font-style="italic" fo:font-weight="normal" officeooo:rsid="0043c187" officeooo:paragraph-rsid="005150c5" style:font-style-asian="italic" style:font-weight-asian="normal" style:font-style-complex="italic" style:font-weight-complex="normal"/>
    </style:style>
    <style:style style:name="P90" style:family="paragraph" style:parent-style-name="Standard">
      <style:text-properties fo:language="en" fo:country="US" officeooo:paragraph-rsid="00a9c2e5"/>
    </style:style>
    <style:style style:name="T1" style:family="text">
      <style:text-properties fo:font-weight="bold" style:font-weight-asian="bold" style:font-weight-complex="bold"/>
    </style:style>
    <style:style style:name="T2" style:family="text">
      <style:text-properties fo:font-weight="bold" officeooo:rsid="000a42bc"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imes New Roman" fo:font-style="normal" style:text-underline-style="none" fo:font-weight="normal" officeooo:rsid="000d90d6" style:font-style-asian="normal" style:font-weight-asian="normal" style:font-style-complex="normal" style:font-weight-complex="normal"/>
    </style:style>
    <style:style style:name="T5" style:family="text">
      <style:text-properties style:font-name="Times New Roman" style:text-underline-style="none"/>
    </style:style>
    <style:style style:name="T6" style:family="text">
      <style:text-properties style:font-name="Times New Roman" style:text-underline-style="none" officeooo:rsid="000d90d6"/>
    </style:style>
    <style:style style:name="T7" style:family="text">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style:font-name="Times New Roman" fo:font-size="12pt" fo:language="en" fo:country="US" fo:font-style="normal" style:text-underline-style="none" fo:font-weight="normal" officeooo:rsid="000d90d6" style:font-size-asian="12pt" style:font-style-asian="normal" style:font-weight-asian="normal" style:font-size-complex="12pt" style:font-style-complex="normal" style:font-weight-complex="normal"/>
    </style:style>
    <style:style style:name="T9" style:family="text">
      <style:text-properties style:font-name="Times New Roman" fo:font-size="12pt" fo:language="en" fo:country="US" fo:font-style="normal" style:text-underline-style="none" fo:font-weight="normal" officeooo:rsid="00117c23" style:font-size-asian="12pt" style:font-style-asian="normal" style:font-weight-asian="normal" style:font-size-complex="12pt" style:font-style-complex="normal" style:font-weight-complex="normal"/>
    </style:style>
    <style:style style:name="T10" style:family="text">
      <style:text-properties style:font-name="Times New Roman" fo:font-size="12pt" fo:language="en" fo:country="US" fo:font-style="normal" style:text-underline-style="none" fo:font-weight="normal" officeooo:rsid="000a42bc" style:font-size-asian="12pt" style:font-style-asian="normal" style:font-weight-asian="normal" style:font-size-complex="12pt" style:font-style-complex="normal" style:font-weight-complex="normal"/>
    </style:style>
    <style:style style:name="T11" style:family="text">
      <style:text-properties style:font-name="Times New Roman" fo:font-size="12pt" fo:language="en" fo:country="US" fo:font-style="normal" style:text-underline-style="none" fo:font-weight="normal" officeooo:rsid="0015322f" style:font-size-asian="12pt" style:font-style-asian="normal" style:font-weight-asian="normal" style:font-size-complex="12pt" style:font-style-complex="normal" style:font-weight-complex="normal"/>
    </style:style>
    <style:style style:name="T12" style:family="text">
      <style:text-properties style:font-name="Times New Roman" fo:font-size="12pt" fo:language="en" fo:country="US" fo:font-style="normal" style:text-underline-style="none" fo:font-weight="normal" officeooo:rsid="0011faac" style:font-size-asian="12pt" style:font-style-asian="normal" style:font-weight-asian="normal" style:font-size-complex="12pt" style:font-style-complex="normal" style:font-weight-complex="normal"/>
    </style:style>
    <style:style style:name="T13" style:family="text">
      <style:text-properties style:font-name="Times New Roman" fo:font-size="12pt" fo:language="en" fo:country="US" fo:font-style="normal" style:text-underline-style="none" fo:font-weight="bold" officeooo:rsid="000a42bc" style:font-size-asian="12pt" style:font-style-asian="normal" style:font-weight-asian="bold" style:font-size-complex="12pt" style:font-style-complex="normal" style:font-weight-complex="bold"/>
    </style:style>
    <style:style style:name="T14" style:family="text">
      <style:text-properties style:font-name="Times New Roman" fo:font-size="12pt" fo:language="en" fo:country="US" fo:font-style="normal" style:text-underline-style="none" fo:font-weight="bold" officeooo:rsid="0011faac" style:font-size-asian="12pt" style:font-style-asian="normal" style:font-weight-asian="bold" style:font-size-complex="12pt" style:font-style-complex="normal" style:font-weight-complex="bold"/>
    </style:style>
    <style:style style:name="T15" style:family="text">
      <style:text-properties style:font-name="Times New Roman" fo:font-size="12pt" fo:language="en" fo:country="US" fo:font-style="normal" style:text-underline-style="none" officeooo:rsid="000a42bc" style:font-size-asian="12pt" style:font-style-asian="normal" style:font-size-complex="12pt" style:font-style-complex="normal"/>
    </style:style>
    <style:style style:name="T16" style:family="text">
      <style:text-properties style:font-name="Times New Roman" fo:font-size="12pt" fo:language="en" fo:country="US" fo:font-style="normal" style:text-underline-style="none" officeooo:rsid="002a4c7e" style:font-size-asian="12pt" style:font-style-asian="normal" style:font-size-complex="12pt" style:font-style-complex="normal"/>
    </style:style>
    <style:style style:name="T17" style:family="text">
      <style:text-properties style:font-name="Times New Roman" fo:font-size="12pt" fo:language="en" fo:country="US" style:text-underline-style="none" style:font-size-asian="12pt" style:font-size-complex="12pt"/>
    </style:style>
    <style:style style:name="T18" style:family="text">
      <style:text-properties style:font-name="Times New Roman" fo:font-size="12pt" fo:language="en" fo:country="US" style:text-underline-style="none" officeooo:rsid="000a42bc" style:font-size-asian="12pt" style:font-size-complex="12pt"/>
    </style:style>
    <style:style style:name="T19" style:family="text">
      <style:text-properties style:font-name="Times New Roman" fo:font-size="12pt" fo:language="en" fo:country="US" style:text-underline-style="none" officeooo:rsid="0011faac" style:font-size-asian="12pt" style:font-size-complex="12pt"/>
    </style:style>
    <style:style style:name="T20" style:family="text">
      <style:text-properties style:font-name="Times New Roman" fo:language="en" fo:country="US" fo:font-weight="normal" officeooo:rsid="00725a11" style:font-weight-asian="normal" style:font-weight-complex="normal"/>
    </style:style>
    <style:style style:name="T21" style:family="text">
      <style:text-properties style:font-name="Times New Roman" fo:language="en" fo:country="US" fo:font-weight="normal" officeooo:rsid="0026f718"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officeooo:rsid="00442677" style:font-style-asian="italic" style:font-style-complex="italic"/>
    </style:style>
    <style:style style:name="T24" style:family="text">
      <style:text-properties fo:font-style="italic" officeooo:rsid="004fd6a1" style:font-style-asian="italic" style:font-style-complex="italic"/>
    </style:style>
    <style:style style:name="T25" style:family="text">
      <style:text-properties fo:font-style="italic" officeooo:rsid="00509d11" style:font-style-asian="italic" style:font-style-complex="italic"/>
    </style:style>
    <style:style style:name="T26" style:family="text">
      <style:text-properties fo:font-style="italic" officeooo:rsid="005150c5" style:font-style-asian="italic" style:font-style-complex="italic"/>
    </style:style>
    <style:style style:name="T27" style:family="text">
      <style:text-properties fo:font-style="italic" officeooo:rsid="00593f1b" style:font-style-asian="italic" style:font-style-complex="italic"/>
    </style:style>
    <style:style style:name="T28" style:family="text">
      <style:text-properties fo:font-style="italic" officeooo:rsid="0063e4bb" style:font-style-asian="italic" style:font-style-complex="italic"/>
    </style:style>
    <style:style style:name="T29" style:family="text">
      <style:text-properties fo:font-style="italic" officeooo:rsid="00644771" style:font-style-asian="italic" style:font-style-complex="italic"/>
    </style:style>
    <style:style style:name="T30" style:family="text">
      <style:text-properties fo:font-style="italic" officeooo:rsid="0064acc7" style:font-style-asian="italic" style:font-style-complex="italic"/>
    </style:style>
    <style:style style:name="T31" style:family="text">
      <style:text-properties fo:font-style="italic" fo:background-color="transparent" loext:char-shading-value="0" style:font-style-asian="italic" style:font-style-complex="italic"/>
    </style:style>
    <style:style style:name="T32" style:family="text">
      <style:text-properties fo:font-style="italic" officeooo:rsid="00442677" fo:background-color="transparent" loext:char-shading-value="0" style:font-style-asian="italic" style:font-style-complex="italic"/>
    </style:style>
    <style:style style:name="T33" style:family="text">
      <style:text-properties fo:font-style="italic" officeooo:rsid="0045d52d" fo:background-color="transparent" loext:char-shading-value="0" style:font-style-asian="italic" style:font-style-complex="italic"/>
    </style:style>
    <style:style style:name="T34" style:family="text">
      <style:text-properties fo:font-style="italic" officeooo:rsid="004fd6a1" fo:background-color="transparent" loext:char-shading-value="0" style:font-style-asian="italic" style:font-style-complex="italic"/>
    </style:style>
    <style:style style:name="T35" style:family="text">
      <style:text-properties fo:font-style="italic" officeooo:rsid="005150c5" fo:background-color="transparent" loext:char-shading-value="0" style:font-style-asian="italic" style:font-style-complex="italic"/>
    </style:style>
    <style:style style:name="T36" style:family="text">
      <style:text-properties fo:font-style="italic" officeooo:rsid="00598177" fo:background-color="transparent" loext:char-shading-value="0" style:font-style-asian="italic" style:font-style-complex="italic"/>
    </style:style>
    <style:style style:name="T37" style:family="text">
      <style:text-properties fo:color="#000000" loext:opacity="100%"/>
    </style:style>
    <style:style style:name="T38" style:family="text">
      <style:text-properties fo:color="#000000" loext:opacity="100%" style:font-name="Times New Roman" fo:font-size="12pt" fo:language="en" fo:country="US" style:text-underline-style="none" style:font-size-asian="12pt" style:font-size-complex="12pt"/>
    </style:style>
    <style:style style:name="T39" style:family="text">
      <style:text-properties fo:color="#000000" loext:opacity="100%" style:font-name="Times New Roman" fo:font-size="12pt" fo:language="en" fo:country="US" style:text-underline-style="none" officeooo:rsid="000a42bc" style:font-size-asian="12pt" style:font-size-complex="12pt"/>
    </style:style>
    <style:style style:name="T40" style:family="text">
      <style:text-properties fo:color="#000000" loext:opacity="100%" style:font-name="Times New Roman" fo:font-size="12pt" fo:language="en" fo:country="US" style:text-underline-style="none" officeooo:rsid="00117c23" style:font-size-asian="12pt" style:font-size-complex="12pt"/>
    </style:style>
    <style:style style:name="T41" style:family="text">
      <style:text-properties fo:color="#000000" loext:opacity="100%" style:font-name="Times New Roman" fo:font-size="12pt" fo:language="en" fo:country="US" fo:font-style="normal" style:text-underline-style="none" fo:font-weight="normal" officeooo:rsid="000a42bc" style:font-size-asian="12pt" style:font-style-asian="normal" style:font-weight-asian="normal" style:font-size-complex="12pt" style:font-style-complex="normal" style:font-weight-complex="normal"/>
    </style:style>
    <style:style style:name="T42" style:family="text">
      <style:text-properties fo:color="#000000" loext:opacity="100%" style:font-name="Times New Roman" fo:font-style="normal" style:text-underline-style="none" fo:font-weight="normal" officeooo:rsid="000d90d6" style:font-style-asian="normal" style:font-weight-asian="normal" style:font-style-complex="normal" style:font-weight-complex="normal"/>
    </style:style>
    <style:style style:name="T43" style:family="text">
      <style:text-properties fo:color="#000000" loext:opacity="100%" style:font-name="Times New Roman" fo:font-style="normal" style:text-underline-style="none" fo:font-weight="normal" officeooo:rsid="00a9c2e5" style:font-style-asian="normal" style:font-weight-asian="normal" style:font-style-complex="normal" style:font-weight-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47f2cc" style:font-style-asian="normal" style:font-weight-asian="normal" style:font-style-complex="normal" style:font-weight-complex="normal"/>
    </style:style>
    <style:style style:name="T46" style:family="text">
      <style:text-properties fo:font-style="normal" fo:font-weight="normal" officeooo:rsid="00626383" style:font-style-asian="normal" style:font-weight-asian="normal" style:font-style-complex="normal" style:font-weight-complex="normal"/>
    </style:style>
    <style:style style:name="T47" style:family="text">
      <style:text-properties fo:font-style="normal" fo:font-weight="normal" officeooo:rsid="0062a7c6" style:font-style-asian="normal" style:font-weight-asian="normal" style:font-style-complex="normal" style:font-weight-complex="normal"/>
    </style:style>
    <style:style style:name="T48" style:family="text">
      <style:text-properties fo:font-style="normal" fo:font-weight="normal" officeooo:rsid="00a439f6" style:font-style-asian="normal" style:font-weight-asian="normal" style:font-style-complex="normal" style:font-weight-complex="normal"/>
    </style:style>
    <style:style style:name="T49" style:family="text">
      <style:text-properties fo:font-size="14pt" fo:font-weight="bold" style:font-weight-asian="bold" style:font-weight-complex="bold"/>
    </style:style>
    <style:style style:name="T50" style:family="text">
      <style:text-properties fo:font-size="14pt" fo:font-style="normal" style:text-underline-style="none" fo:font-weight="bold" style:font-style-asian="normal" style:font-weight-asian="bold" style:font-style-complex="normal" style:font-weight-complex="bold"/>
    </style:style>
    <style:style style:name="T51" style:family="text">
      <style:text-properties fo:font-size="18pt" fo:font-weight="bold" style:font-weight-asian="bold" style:font-weight-complex="bold"/>
    </style:style>
    <style:style style:name="T52" style:family="text">
      <style:text-properties fo:font-size="18pt" fo:font-weight="bold" officeooo:rsid="00804070" style:font-weight-asian="bold" style:font-weight-complex="bold"/>
    </style:style>
    <style:style style:name="T53" style:family="text">
      <style:text-properties fo:font-size="18pt" fo:font-weight="bold" officeooo:rsid="009251fc" style:font-weight-asian="bold" style:font-weight-complex="bold"/>
    </style:style>
    <style:style style:name="T54" style:family="text">
      <style:text-properties officeooo:rsid="0026f718"/>
    </style:style>
    <style:style style:name="T55" style:family="text">
      <style:text-properties style:use-window-font-color="true" loext:opacity="0%" style:font-name="Times New Roman" fo:language="en" fo:country="US" fo:font-weight="normal" officeooo:rsid="0038634b" fo:background-color="transparent" loext:char-shading-value="0" style:font-weight-asian="normal" style:font-weight-complex="normal"/>
    </style:style>
    <style:style style:name="T56" style:family="text">
      <style:text-properties style:use-window-font-color="true" loext:opacity="0%" style:font-name="Times New Roman" fo:language="en" fo:country="US" fo:font-weight="normal" officeooo:rsid="0024dd47" fo:background-color="transparent" loext:char-shading-value="0" style:font-weight-asian="normal" style:font-weight-complex="normal"/>
    </style:style>
    <style:style style:name="T57" style:family="text">
      <style:text-properties style:use-window-font-color="true" loext:opacity="0%" style:font-name="Times New Roman" fo:language="en" fo:country="US" fo:font-weight="normal" officeooo:rsid="004a1ad2" fo:background-color="transparent" loext:char-shading-value="0" style:font-weight-asian="normal" style:font-weight-complex="normal"/>
    </style:style>
    <style:style style:name="T58" style:family="text">
      <style:text-properties style:use-window-font-color="true" loext:opacity="0%" style:font-name="Times New Roman" fo:language="en" fo:country="US" fo:font-weight="normal" officeooo:rsid="00398584" fo:background-color="transparent" loext:char-shading-value="0" style:font-weight-asian="normal" style:font-weight-complex="normal"/>
    </style:style>
    <style:style style:name="T59" style:family="text">
      <style:text-properties style:use-window-font-color="true" loext:opacity="0%" style:font-name="Times New Roman" fo:language="en" fo:country="US" fo:font-weight="normal" officeooo:rsid="0048f6ba" fo:background-color="transparent" loext:char-shading-value="0" style:font-weight-asian="normal" style:font-weight-complex="normal"/>
    </style:style>
    <style:style style:name="T60" style:family="text">
      <style:text-properties style:use-window-font-color="true" loext:opacity="0%" style:font-name="Times New Roman" fo:language="en" fo:country="US" fo:font-weight="normal" officeooo:rsid="004a9b46" fo:background-color="transparent" loext:char-shading-value="0" style:font-weight-asian="normal" style:font-weight-complex="normal"/>
    </style:style>
    <style:style style:name="T61" style:family="text">
      <style:text-properties style:use-window-font-color="true" loext:opacity="0%" style:font-name="Times New Roman" fo:language="en" fo:country="US" fo:font-weight="normal" officeooo:rsid="0051c0af" fo:background-color="transparent" loext:char-shading-value="0" style:font-weight-asian="normal" style:font-weight-complex="normal"/>
    </style:style>
    <style:style style:name="T62" style:family="text">
      <style:text-properties style:use-window-font-color="true" loext:opacity="0%" style:font-name="Times New Roman" fo:language="en" fo:country="US" fo:font-weight="normal" officeooo:rsid="00533bf6" fo:background-color="transparent" loext:char-shading-value="0" style:font-weight-asian="normal" style:font-weight-complex="normal"/>
    </style:style>
    <style:style style:name="T63" style:family="text">
      <style:text-properties style:use-window-font-color="true" loext:opacity="0%" style:font-name="Times New Roman" fo:language="en" fo:country="US" fo:font-weight="normal" officeooo:rsid="0053a6e6" fo:background-color="transparent" loext:char-shading-value="0" style:font-weight-asian="normal" style:font-weight-complex="normal"/>
    </style:style>
    <style:style style:name="T64" style:family="text">
      <style:text-properties style:use-window-font-color="true" loext:opacity="0%" style:font-name="Times New Roman" fo:language="en" fo:country="US" fo:font-weight="normal" officeooo:rsid="005a8929" fo:background-color="transparent" loext:char-shading-value="0" style:font-weight-asian="normal" style:font-weight-complex="normal"/>
    </style:style>
    <style:style style:name="T65" style:family="text">
      <style:text-properties style:use-window-font-color="true" loext:opacity="0%" style:font-name="Times New Roman" fo:language="en" fo:country="US" fo:font-weight="normal" officeooo:rsid="005b4ba0" fo:background-color="transparent" loext:char-shading-value="0" style:font-weight-asian="normal" style:font-weight-complex="normal"/>
    </style:style>
    <style:style style:name="T66" style:family="text">
      <style:text-properties style:use-window-font-color="true" loext:opacity="0%" style:font-name="Times New Roman" fo:language="en" fo:country="US" fo:font-weight="normal" officeooo:rsid="005b9d12" fo:background-color="transparent" loext:char-shading-value="0" style:font-weight-asian="normal" style:font-weight-complex="normal"/>
    </style:style>
    <style:style style:name="T67" style:family="text">
      <style:text-properties style:use-window-font-color="true" loext:opacity="0%" style:font-name="Times New Roman" fo:language="en" fo:country="US" fo:font-weight="normal" officeooo:rsid="005cad5c" fo:background-color="transparent" loext:char-shading-value="0" style:font-weight-asian="normal" style:font-weight-complex="normal"/>
    </style:style>
    <style:style style:name="T68" style:family="text">
      <style:text-properties style:use-window-font-color="true" loext:opacity="0%" style:font-name="Times New Roman" fo:language="en" fo:country="US" fo:font-weight="normal" officeooo:rsid="00947aee" fo:background-color="transparent" loext:char-shading-value="0" style:font-weight-asian="normal" style:font-weight-complex="normal"/>
    </style:style>
    <style:style style:name="T69" style:family="text">
      <style:text-properties style:use-window-font-color="true" loext:opacity="0%" style:font-name="Times New Roman" fo:language="en" fo:country="US" fo:font-weight="normal" officeooo:rsid="00a20a18" fo:background-color="transparent" loext:char-shading-value="0" style:font-weight-asian="normal" style:font-weight-complex="normal"/>
    </style:style>
    <style:style style:name="T70" style:family="text">
      <style:text-properties style:use-window-font-color="true" loext:opacity="0%" style:font-name="Times New Roman" fo:language="en" fo:country="US" fo:font-weight="normal" officeooo:rsid="00a29f09" fo:background-color="transparent" loext:char-shading-value="0" style:font-weight-asian="normal" style:font-weight-complex="normal"/>
    </style:style>
    <style:style style:name="T71" style:family="text">
      <style:text-properties style:use-window-font-color="true" loext:opacity="0%" fo:font-style="italic" officeooo:rsid="004bd4fe" fo:background-color="transparent" loext:char-shading-value="0" style:font-style-asian="italic" style:font-style-complex="italic"/>
    </style:style>
    <style:style style:name="T72" style:family="text">
      <style:text-properties style:use-window-font-color="true" loext:opacity="0%" fo:font-style="italic" officeooo:rsid="004fd6a1" fo:background-color="transparent" loext:char-shading-value="0" style:font-style-asian="italic" style:font-style-complex="italic"/>
    </style:style>
    <style:style style:name="T73" style:family="text">
      <style:text-properties style:use-window-font-color="true" loext:opacity="0%" fo:font-style="italic" officeooo:rsid="005150c5" fo:background-color="transparent" loext:char-shading-value="0" style:font-style-asian="italic" style:font-style-complex="italic"/>
    </style:style>
    <style:style style:name="T74" style:family="text">
      <style:text-properties style:use-window-font-color="true" loext:opacity="0%" fo:font-style="italic" officeooo:rsid="004cf673" fo:background-color="transparent" loext:char-shading-value="0" style:font-style-asian="italic" style:font-style-complex="italic"/>
    </style:style>
    <style:style style:name="T75" style:family="text">
      <style:text-properties style:use-window-font-color="true" loext:opacity="0%" fo:font-style="italic" officeooo:rsid="00593f1b" fo:background-color="transparent" loext:char-shading-value="0" style:font-style-asian="italic" style:font-style-complex="italic"/>
    </style:style>
    <style:style style:name="T76" style:family="text">
      <style:text-properties style:use-window-font-color="true" loext:opacity="0%" fo:font-style="italic" officeooo:rsid="00598177" fo:background-color="transparent" loext:char-shading-value="0" style:font-style-asian="italic" style:font-style-complex="italic"/>
    </style:style>
    <style:style style:name="T77" style:family="text">
      <style:text-properties style:use-window-font-color="true" loext:opacity="0%" fo:background-color="transparent" loext:char-shading-value="0"/>
    </style:style>
    <style:style style:name="T78" style:family="text">
      <style:text-properties style:use-window-font-color="true" loext:opacity="0%" officeooo:rsid="004b7ae5" fo:background-color="transparent" loext:char-shading-value="0"/>
    </style:style>
    <style:style style:name="T79" style:family="text">
      <style:text-properties officeooo:rsid="003a9de2"/>
    </style:style>
    <style:style style:name="T80" style:family="text">
      <style:text-properties officeooo:rsid="003f717f"/>
    </style:style>
    <style:style style:name="T81" style:family="text">
      <style:text-properties officeooo:rsid="003af6f5"/>
    </style:style>
    <style:style style:name="T82" style:family="text">
      <style:text-properties officeooo:rsid="003c40ff"/>
    </style:style>
    <style:style style:name="T83" style:family="text">
      <style:text-properties officeooo:rsid="003db408"/>
    </style:style>
    <style:style style:name="T84" style:family="text">
      <style:text-properties officeooo:rsid="003e1633"/>
    </style:style>
    <style:style style:name="T85" style:family="text">
      <style:text-properties officeooo:rsid="0041222c"/>
    </style:style>
    <style:style style:name="T86" style:family="text">
      <style:text-properties officeooo:rsid="00379d67"/>
    </style:style>
    <style:style style:name="T87" style:family="text">
      <style:text-properties officeooo:rsid="0037cc00"/>
    </style:style>
    <style:style style:name="T88" style:family="text">
      <style:text-properties officeooo:rsid="0047921a"/>
    </style:style>
    <style:style style:name="T89" style:family="text">
      <style:text-properties officeooo:rsid="00552603"/>
    </style:style>
    <style:style style:name="T90" style:family="text">
      <style:text-properties officeooo:rsid="00565b20"/>
    </style:style>
    <style:style style:name="T91" style:family="text">
      <style:text-properties officeooo:rsid="005e1aef"/>
    </style:style>
    <style:style style:name="T92" style:family="text">
      <style:text-properties officeooo:rsid="0060ad16"/>
    </style:style>
    <style:style style:name="T93" style:family="text">
      <style:text-properties officeooo:rsid="00626383"/>
    </style:style>
    <style:style style:name="T94" style:family="text">
      <style:text-properties officeooo:rsid="0063e4bb"/>
    </style:style>
    <style:style style:name="T95" style:family="text">
      <style:text-properties fo:font-size="12pt" style:font-size-asian="12pt" style:font-size-complex="12pt"/>
    </style:style>
    <style:style style:name="T96" style:family="text">
      <style:text-properties fo:font-size="12pt" officeooo:rsid="00a47384" style:font-size-asian="12pt" style:font-size-complex="12pt"/>
    </style:style>
    <style:style style:name="T97" style:family="text">
      <style:text-properties fo:font-size="12pt" officeooo:rsid="009251fc" style:font-size-asian="12pt" style:font-size-complex="12pt"/>
    </style:style>
    <style:style style:name="T98" style:family="text">
      <style:text-properties officeooo:rsid="008d3919"/>
    </style:style>
    <style:style style:name="T99" style:family="text">
      <style:text-properties officeooo:rsid="009251fc"/>
    </style:style>
    <style:style style:name="T100" style:family="text">
      <style:text-properties officeooo:rsid="00947aee"/>
    </style:style>
    <style:style style:name="T101" style:family="text">
      <style:text-properties officeooo:rsid="00781f70"/>
    </style:style>
    <style:style style:name="T102" style:family="text">
      <style:text-properties officeooo:rsid="00971a8e"/>
    </style:style>
    <style:style style:name="T103" style:family="text">
      <style:text-properties fo:color="#008000" loext:opacity="100%"/>
    </style:style>
    <style:style style:name="T104" style:family="text">
      <style:text-properties fo:color="#800000" loext:opacity="100%"/>
    </style:style>
    <style:style style:name="T105" style:family="text">
      <style:text-properties officeooo:rsid="00a29f09"/>
    </style:style>
    <style:style style:name="T106" style:family="text">
      <style:text-properties officeooo:rsid="00a439f6"/>
    </style:style>
    <style:style style:name="T107" style:family="text">
      <style:text-properties officeooo:rsid="00a47384"/>
    </style:style>
    <style:style style:name="T108" style:family="text">
      <style:text-properties officeooo:rsid="00a872fb"/>
    </style:style>
    <style:style style:name="T109" style:family="text">
      <style:text-properties officeooo:rsid="00775655"/>
    </style:style>
    <style:style style:name="T110" style:family="text">
      <style:text-properties officeooo:rsid="00a8a0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span text:style-name="T52">Response to </text:span><text:span text:style-name="T51">Reviewer </text:span><text:span text:style-name="T53">3</text:span> </text:p>
      <text:p text:style-name="P37"/>
      <text:p text:style-name="P40">The Authors deeply appreciate your review. It was constructive and allowed us to <text:span text:style-name="T99">improve our work. </text:span><text:span text:style-name="T97">The </text:span><text:span text:style-name="T95">A</text:span><text:span text:style-name="T97">uthors have addressed all the Reviewer's doubts, comments and suggestions.</text:span></text:p>
      <text:p text:style-name="P38"/>
      <text:p text:style-name="P41"><text:span text:style-name="T110">Once the reviewing process finish and, i</text:span><text:span text:style-name="T107">f the manuscript is accepted </text:span><text:span text:style-name="T110">to publication</text:span><text:span text:style-name="T107">, t</text:span>he Authors would like to <text:span text:style-name="T110">thank you</text:span> <text:span text:style-name="T98">by directly naming you </text:span>in our manuscript’s Acknowledgments statement. <text:span text:style-name="T102">We hope</text:span> <text:span text:style-name="T98">the Reviewer does not have issues with that</text:span>.</text:p>
      <text:p text:style-name="P38"/>
      <text:p text:style-name="P39"><text:span text:style-name="T95">We believe that this new version of our manuscript addresses all the Reviewers' comments </text:span><text:span text:style-name="T96">and solve concerns about our work</text:span><text:span text:style-name="T95">. </text:span>Now we proceed to answer your comments <text:span text:style-name="T107">and </text:span><text:span text:style-name="T96">present in detail the way in which we addressed each of the points made by the Reviewer.</text:span></text:p>
      <text:p text:style-name="P25"/>
      <text:p text:style-name="P24"><text:span text:style-name="T49">Major concern:</text:span><text:span text:style-name="T3"><text:line-break/></text:span><text:span text:style-name="T1">Introduction: Needs improvement. </text:span></text:p>
      <text:p text:style-name="P43"/>
      <text:p text:style-name="P28">Author's Response:</text:p>
      <text:p text:style-name="P62">We appreciate the Reviewer’s recommendation. We conducted a revision of the whole Introduction in our manuscript and re-wrote <text:span text:style-name="T90">most of</text:span> it. We put special attention on <text:span text:style-name="T86">the writing style </text:span><text:span text:style-name="T87">in order to give the reader a</text:span><text:span text:style-name="T86"> better </text:span><text:span text:style-name="T87">understanding of</text:span><text:span text:style-name="T86"> the concepts </text:span><text:span text:style-name="T87">and motivations</text:span><text:span text:style-name="T86"> behind </text:span><text:span text:style-name="T88">our</text:span><text:span text:style-name="T86"> work.</text:span></text:p>
      <text:p text:style-name="P62"/>
      <text:p text:style-name="P62">We expect that the new Introduction fulfill the Reviewer expectations.</text:p>
      <text:p text:style-name="P43"/>
      <text:p text:style-name="P43"/>
      <text:p text:style-name="P19">How the regional space weather studies contribute to the global space weather studies?</text:p>
      <text:p text:style-name="P19"/>
      <text:p text:style-name="P19">Author's Response:</text:p>
      <text:p text:style-name="P13">In general terms, regional space weather studies have two main purposes: 1) search for the differences between the regional and planetary responses, if there are any; and departing from these differences, 2) address the local affectations/risks of space weather, given the regional distribution of infrastructure/facilities and local services demand. Thus, regional space weather studies give a local understanding of a global phenomena by emphasizing the effects of local conditions.</text:p>
      <text:p text:style-name="P13"/>
      <text:p text:style-name="P13">In addition, regional space weather studies allow to contextualize/address and differentiate risk conditions from space weather phenomena for different regions and societies. This topic is particularly relevant for operative purposes (space-weather services) and governmental management of space-weather risks. Because these regional space weather studies show that each single event would manifest in a particular way, affecting each region in a singular way. Thus, regional space-weather studies like ours show that space-weather manifestations may drastically variate from one region to another. In consequence, in order to address the regional effects of space-weather, it is necessary to carry out studies from a regional approach, complemented by the planetary context.</text:p>
      <text:p text:style-name="P13"/>
      <text:p text:style-name="P13">We think that the new version of “Introduction” make clear all the ideas listed in the previous paragraph. In addition, we modified the last paragraph of our “Concluding remarks”.</text:p>
      <text:p text:style-name="P21"/>
      <text:p text:style-name="P21">In the previous version of the manuscript it read:</text:p>
      <text:p text:style-name="P23"/>
      <text:p text:style-name="P21"><text:soft-page-break/>“Finally, in this work we focus on regional space weather. We identified evidence of regional geomagnetic response that is significantly different from its planetary counterpart. We investigated 𝐷𝑑𝑦𝑛 and 𝐷𝑃 2 ionospheric currents as the mechanisms for such a regional response. As a result, we were able to isolate the magnetic perturbations associated with those ionospheric currents. The combination of these perturbations with planetary response could approximate the regional geomagnetic response.”</text:p>
      <text:p text:style-name="P80"/>
      <text:p text:style-name="P20"><text:span text:style-name="T78">N</text:span><text:span text:style-name="T77">ow it reads:</text:span></text:p>
      <text:p text:style-name="P71"/>
      <text:p text:style-name="P87">“<text:span text:style-name="T34">Thus, our study shows that regional space-weather manifestations at central Mexico may significantly deviate from the planetary response. In consequence, in order to address the regional effects of, and risks due to, space-weather in Central Mexico, it is necessary to carry out studies from a regional approach, complemented with the planetary context. Our results highlight the particularities that geomagnetic response has for a given location. Hence, in order to achieve a better understanding of space weather and to improve the operational response, our results evidence for the necessity to include more registers (magnetometers) into the computing of geomagnetic indices, whether planetary or regional.</text:span></text:p>
      <text:p text:style-name="P88"/>
      <text:p text:style-name="P88">Hence, according to our results, during intense geomagnetic storms, in central Mexico, the effects of $Ddyn$ and $DP2$ may induce alterations in the F region of the ionosphere and displace the equatorial ionospheric anomaly towards central and southern regions of Mexico \citep[as showed by][]{dramaria_13}. Therefore we could expect these phenomena lead to ionospheric scintillation, which degrades satellite communications, as well as the precision of navigation and positioning systems, among other services. All these effects can potentially be addressed through local perturbations of the $TEC$ during geomagnetic storm periods (refer to panels (e) of Figure \ref{fig:iono_resp}).</text:p>
      <text:p text:style-name="P87"><text:span text:style-name="T34">It is important to remark that the surface of Mexico is near 2 million ${\rm km}^2$. This fact made of our results valid only for the central region of Mexico (few thousands of ${\rm km}^2$), leaving the rest of its surface to address. In addition, Mexico is located at North America, and the ionospheric currents pass through and evolve along the whole American continent. Hence, on one hand, it is required more sources of geomagnetic registers in Mexico and, on the other hand, it is necessary to contextualize the geomagnetic response of Mexico with those present in Northern and Central America, and even South America. For the first case, LANCE is developing a the Network of Geomagnetic Stations Mexico (REGMEX) \citep[see][]{corona2024}, to monitoring regional geomagnetic response all over Mexico. Whereas, for the case of contextualize the geomagnetic response of Mexico, this is our immediate future work.</text:span>”</text:p>
      <text:p text:style-name="P70"/>
      <text:p text:style-name="P63"/>
      <text:p text:style-name="P45">Also, how is this study related to other studies carried out in the American sector?</text:p>
      <text:p text:style-name="P25"/>
      <text:p text:style-name="P28">Author's Response:</text:p>
      <text:p text:style-name="P82"><text:span text:style-name="T55">It is important to remark that American continent </text:span><text:span text:style-name="T56">extend</text:span><text:span text:style-name="T55">s</text:span><text:span text:style-name="T56"> from </text:span><text:span text:style-name="T55">the north, crossin</text:span><text:span text:style-name="T57">g</text:span><text:span text:style-name="T55"> over the equator, and ending up </text:span><text:span text:style-name="T64">near</text:span><text:span text:style-name="T55"> to </text:span><text:span text:style-name="T64">the </text:span><text:span text:style-name="T55">very south of our globe. </text:span><text:span text:style-name="T64">Besides, American continent also covers multiple time zones.</text:span><text:span text:style-name="T56"> </text:span><text:span text:style-name="T55">And since the </text:span><text:span text:style-name="T59">systems of </text:span><text:span text:style-name="T55">ionospheric and magnetospheric currents variate with geomagnetic latitude, </text:span><text:span text:style-name="T64">and the time sector,</text:span><text:span text:style-name="T55"> the ionospheric phenomena and geomagnetic response</text:span><text:span text:style-name="T56"> are likely to be different across the </text:span><text:span text:style-name="T59">whole</text:span><text:span text:style-name="T56"> American </text:span><text:span text:style-name="T59">continent</text:span><text:span text:style-name="T56">. </text:span><text:span text:style-name="T64">Hence, </text:span><text:span text:style-name="T55">each </text:span><text:span text:style-name="T64">hypothetical </text:span><text:span text:style-name="T55">study </text:span><text:span text:style-name="T64">performed in different American regions </text:span><text:span text:style-name="T55">w</text:span><text:span text:style-name="T64">ould</text:span><text:span text:style-name="T55"> </text:span><text:span text:style-name="T64">likely </text:span><text:span text:style-name="T55">arrive to different results, </text:span><text:span text:style-name="T64">even if those studies apply </text:span><text:span text:style-name="T55">similar approaches. </text:span><text:span text:style-name="T64">Thus, such hypothetical studies </text:span><text:span text:style-name="T55">would be complementary each other; </text:span><text:span text:style-name="T64">i</text:span><text:span text:style-name="T55">n such a case, the </text:span><text:soft-page-break/><text:span text:style-name="T55">more studies in the American sector, the better understanding we will have about the continental geomagnetic response.</text:span></text:p>
      <text:p text:style-name="P83"><text:span text:style-name="T58">I</text:span><text:span text:style-name="T55">n </text:span><text:span text:style-name="T65">the particular case of our study, </text:span><text:span text:style-name="T55">we must to recall that Mexico has almost 2 </text:span><text:span text:style-name="T64">million</text:span><text:span text:style-name="T55"> km^2 of surface; </text:span><text:span text:style-name="T65">and our study</text:span><text:span text:style-name="T55"> focused in central region of Mexico. </text:span><text:span text:style-name="T65">Thus, for practical ends, our geomagnetic/ionospheric registers are locate in the center of a square of 1000 km each side, i.e. our registers have, at least, 500 km of missing/complementary data around them. Such a </text:span><text:span text:style-name="T55">lack of complementary data from other regions of </text:span><text:span text:style-name="T65">Mexico</text:span><text:span text:style-name="T55"> is mostly </text:span><text:span text:style-name="T70">due to</text:span><text:span text:style-name="T55"> the absence of geomagnetic registers, </text:span><text:span text:style-name="T65">because</text:span><text:span text:style-name="T55"> for the studied period, there was only one single geomagnetic data source operating in Mexico, the Magnetic Observatory of Teoloyucan. </text:span><text:span text:style-name="T65">It is c</text:span><text:span text:style-name="T55">lea</text:span><text:span text:style-name="T67">r</text:span><text:span text:style-name="T55">, due to the size of Mexico’</text:span><text:span text:style-name="T63">s surface</text:span><text:span text:style-name="T55">, </text:span><text:span text:style-name="T65">that </text:span><text:span text:style-name="T55">the studies that could be directly related with ours would come from the northern, southern, eastern and western regions of Mexico. </text:span><text:span text:style-name="T62">Sadly, these ideal cases were not available.</text:span></text:p>
      <text:p text:style-name="P86"><text:span text:style-name="T65">In addition</text:span><text:span text:style-name="T60">, </text:span><text:span text:style-name="T55">it is important to comment that, </text:span><text:span text:style-name="T60">in the knowledge of the Authors,</text:span><text:span text:style-name="T55"> </text:span><text:span text:style-name="T60">regional space-weather </text:span><text:span text:style-name="T58">studies </text:span><text:span text:style-name="T60">are scarce </text:span><text:span text:style-name="T58">for the case of Latin America (from Mexico and south), with the exception of Brazil, </text:span><text:span text:style-name="T65">and </text:span><text:span text:style-name="T66">recently</text:span><text:span text:style-name="T65"> Chile and Argentina</text:span><text:span text:style-name="T58">. </text:span><text:span text:style-name="T60">These circumstances have two immediate </text:span><text:span text:style-name="T58">consequence</text:span><text:span text:style-name="T60">s: The first, it </text:span><text:span text:style-name="T58">is complicated to relate our study with others </text:span><text:span text:style-name="T60">due to the limited number of studies. And second, tray to relate our work with similar studies made for </text:span><text:span text:style-name="T66">South American</text:span><text:span text:style-name="T60"> region is not possible due to </text:span><text:span text:style-name="T61">differences between </text:span><text:span text:style-name="T60">the geomagnetic </text:span><text:span text:style-name="T61">and geographic contexts</text:span><text:span text:style-name="T58">. </text:span><text:span text:style-name="T66">In a similar manner, we could relate our study with those performed for USA and Canada. Nevertheless such an effort would be purely qualitative because of the geographic gap between the study regions. </text:span><text:span text:style-name="T70">In addition, b</text:span><text:span text:style-name="T68">esides to be a qualitative enrichment, </text:span><text:span text:style-name="T69">such an enrichment </text:span><text:span text:style-name="T68">will hardly affect the results of our work, </text:span><text:span text:style-name="T69">because our work’s purposes were: (1) to isolate the regional geomagnetic response and (2) identify its possible sources; purposes that were fulfilled. In consequence, </text:span><text:span text:style-name="T68">the regional geomagnetic responses on USA and Canada are </text:span><text:span text:style-name="T69">not of relevance for our for our work’s objectives and </text:span><text:span text:style-name="T70">compare our work with those kind of studies is</text:span><text:span text:style-name="T69"> also </text:span><text:span text:style-name="T68">beyond the scope of our work.</text:span></text:p>
      <text:p text:style-name="P66">We expect that the Reviewer agree with us after the given explanation.</text:p>
      <text:p text:style-name="P67">However, we appreciate the Reviewer’s comment, we try to include the Reviewer’s critics into this point in our work’s Concluding remarks. The last paragraph now reads:</text:p>
      <text:p text:style-name="P81"><text:span text:style-name="T37">“It is important to remark that the surface of Mexico is near 2 million </text:span><text:span text:style-name="T103">${\rm km}^2$</text:span><text:span text:style-name="T37">. This fact made of our results valid only for the central region of Mexico (few thousands of </text:span><text:span text:style-name="T103">${\rm km}^2$</text:span><text:span text:style-name="T37">), leaving the rest of its surface to address. In addition, Mexico is located at North America, and the ionospheric currents pass through and evolve along the whole American continent. Hence, on one hand, it is required more sources of geomagnetic registers in Mexico and, on the other hand, it is necessary to contextualize the geomagnetic response of Mexico with those present in Northern and Central America, and even South America. For the first case, LANCE is developing a the Network of Geomagnetic Stations Mexico (REGMEX) </text:span><text:span text:style-name="T104">\citep</text:span><text:span text:style-name="T37">[see][]{corona2024}, to monitoring regional geomagnetic response all over Mexico. Whereas, for the case of contextualize the geomagnetic response of Mexico, this is our immediate future work.”</text:span></text:p>
      <text:p text:style-name="P65"/>
      <text:p text:style-name="P64"/>
      <text:p text:style-name="P24"><text:span text:style-name="T1">The paper needs to be improved. It is important to add some extra data from Central America and the southern part of the USA. Despite the paper being related to regional response to </text:span><text:soft-page-break/><text:span text:style-name="T1">geomagnetic storms. Since nowadays there is data available from Central America and the southern part of the USA, It is important to discuss the longitudinal and latitudinal similarities and differences of the regional region.</text:span><text:span text:style-name="T3"><text:line-break/></text:span></text:p>
      <text:p text:style-name="P28">Author's Response:</text:p>
      <text:p text:style-name="P68"><text:span text:style-name="T79">The Authors</text:span> understand <text:span text:style-name="T79">the Reviewer’s recommendation </text:span>and fully agree <text:span text:style-name="T79">that </text:span><text:span text:style-name="T80">the </text:span><text:span text:style-name="T79">inclusion </text:span><text:span text:style-name="T80">of </text:span><text:span text:style-name="T81">complementary dat</text:span><text:span text:style-name="T80">a</text:span><text:span text:style-name="T81"> </text:span><text:span text:style-name="T79">would </text:span><text:span text:style-name="T81">lead to a significant </text:span><text:span text:style-name="T80">enrichment of</text:span><text:span text:style-name="T81"> our results</text:span><text:span text:style-name="T79">. However, there are some </text:span><text:span text:style-name="T81">p</text:span><text:span text:style-name="T79">oints that should be taken into account:</text:span></text:p>
      <text:p text:style-name="P69">1. <text:span text:style-name="T81">As it is commented in our manuscript </text:span><text:span text:style-name="T91">[p. 2, left column lines 58-62 and right column line 3]</text:span><text:span text:style-name="T81">, the scope of our work is to investigate the regional (</text:span><text:span text:style-name="T80">at </text:span><text:span text:style-name="T81">central Mexico) geomagnetic response </text:span><text:span text:style-name="T80">and its possible </text:span><text:span text:style-name="T91">ionospheric </text:span><text:span text:style-name="T80">sources</text:span><text:span text:style-name="T81">. </text:span><text:span text:style-name="T80">Due </text:span><text:span text:style-name="T89">to </text:span><text:span text:style-name="T80">we were able to achieve the manuscript objectives, the </text:span><text:span text:style-name="T81">additional data from other regions </text:span><text:span text:style-name="T80">would be</text:span><text:span text:style-name="T81"> complementary, but not </text:span><text:span text:style-name="T89">necessary</text:span><text:span text:style-name="T81"> </text:span><text:span text:style-name="T82">for our manuscript’s purposes.</text:span><text:span text:style-name="T81"> </text:span><text:span text:style-name="T80">In addition, </text:span><text:span text:style-name="T89">due to the size of Mexico’s surface, </text:span><text:span text:style-name="T81">the ideal complementary geomagnetic data would be registered in the north/south </text:span><text:span text:style-name="T89">and east/west</text:span><text:span text:style-name="T81"> regions of Mexico, </text:span><text:span text:style-name="T89">as we commented on before</text:span><text:span text:style-name="T81">. Nevertheless, there were not geomagnetic registers available fr</text:span><text:span text:style-name="T83">om</text:span><text:span text:style-name="T81"> th</text:span><text:span text:style-name="T83">o</text:span><text:span text:style-name="T81">se </text:span><text:span text:style-name="T100">Mexican </text:span><text:span text:style-name="T81">regions </text:span><text:span text:style-name="T91">for</text:span><text:span text:style-name="T89"> the studied </text:span><text:span text:style-name="T91">events</text:span><text:span text:style-name="T81">.</text:span></text:p>
      <text:p text:style-name="P77">2. <text:span text:style-name="T92">O</text:span><text:span text:style-name="T82">ur </text:span><text:span text:style-name="T92">analysis required </text:span><text:span text:style-name="T82">data from </text:span><text:span text:style-name="T83">geomagnetic field (</text:span><text:span text:style-name="T82">geomagnetic registers</text:span><text:span text:style-name="T83">)</text:span><text:span text:style-name="T82"> and </text:span><text:span text:style-name="T80">Earth’s </text:span><text:span text:style-name="T83">ionosphere (</text:span><text:span text:style-name="T82">the </text:span><text:span text:style-name="T80">regional </text:span><text:span text:style-name="T82">total content of electrons (TEC)</text:span><text:span text:style-name="T83">)</text:span><text:span text:style-name="T82">. Hence, although there could be complementary sources of geomagnetic data in North-America and </text:span><text:span text:style-name="T105">potentially in </text:span><text:span text:style-name="T82">Central-America, in addition to them, we also would require the </text:span><text:span text:style-name="T83">corresponding</text:span><text:span text:style-name="T82"> TEC data from all those locations. </text:span><text:span text:style-name="T83">In our experience, to fulfill both conditions is unlikely</text:span><text:span text:style-name="T82">.</text:span></text:p>
      <text:p text:style-name="P78">If the Reviewer knows public and open sources that simultaneously offer geomagnetic registers and TEC-data, the Authors would appreciate the Reviewer to share those sources.</text:p>
      <text:p text:style-name="P72">3. <text:span text:style-name="T92">We agree that is relevant to discuss the differences and similarities not only for north and central America, but for all the American continent. Nevertheless, regarding the Authors’ opinion, to compare the geomagnetic response between different geographic regions in American continent is a work with well differentiated purposes from the one is being reviewed, that solely focus in the geomagnetic response at central Mexico and its possible </text:span><text:span text:style-name="T106">ionospheric</text:span><text:span text:style-name="T92"> </text:span><text:span text:style-name="T106">sources/</text:span><text:span text:style-name="T92">causes.</text:span></text:p>
      <text:p text:style-name="P72"><text:span text:style-name="T92">4. Additionally, </text:span><text:span text:style-name="T84">th</text:span><text:span text:style-name="T92">e</text:span><text:span text:style-name="T84"> </text:span><text:span text:style-name="T93">latitudinal and longitudinal exploration</text:span><text:span text:style-name="T92"> </text:span><text:span text:style-name="T84">that the Reviewer suggests is </text:span><text:span text:style-name="T93">one of our present </text:span><text:span text:style-name="T84">work</text:span><text:span text:style-name="T93">s</text:span><text:span text:style-name="T84">. Actually, at this moment we are processing geomagnetic data available through out INTERMAGNET </text:span><text:span text:style-name="T85">site </text:span><text:span text:style-name="T93">from </text:span><text:span text:style-name="T84">sources </text:span><text:span text:style-name="T85">that share </text:span><text:span text:style-name="T84">similar geomagnetic latitudes/longitudes </text:span><text:span text:style-name="T85">to those of central Mexico</text:span><text:span text:style-name="T84">. Clearly, this comparison will lack of ionospheric data/results and </text:span><text:span text:style-name="T85">will be </text:span><text:span text:style-name="T84">part of another independent, but related/</text:span><text:span text:style-name="T106">complementary</text:span><text:span text:style-name="T84">, work.</text:span></text:p>
      <text:p text:style-name="P73">Therefore, although we agree with the Reviewer's suggestion, due to what was discussed in the previous <text:span text:style-name="T93">four</text:span> points, we hope that the Reviewer will be convinced that such a suggestion is outside the scope <text:span text:style-name="T93">and purposes</text:span> of our work. <text:span text:style-name="T93">And, although additional data may undoubtedly enrich our manuscript, we chose to keep our text simple, and its extension short, for the sake of maintain the Reader’s attention over our analysis and results. </text:span>However, for the Authors it is important to highlight that we are currently carrying out the work recommended by the Reviewer. Of course, this work is an independent work from the one being reviewed.</text:p>
      <text:p text:style-name="P75"><text:soft-page-break/>In order to include and solve the Reviewer’s concerning into our manuscript, we added a new paragraph just before the “Concluding remarks” section.</text:p>
      <text:p text:style-name="P74">“<text:span text:style-name="T22">It is important to remark that the surface of Mexico is near 2 million ${\rm km}^2$. This fact made of our results valid only for the central region of Mexico (few thousands of ${\rm km}^2$), leaving the rest of its surface to address. </text:span><text:span text:style-name="T28">In addition, Mexico is located at North America, and the ionospheric currents pass through and evolve along the whole American continent. Hence, on one hand, it is required more sources of geomagnetic registers in Mexico and, on the other hand, it is necessary to contextualize the geomagnetic response of Mexico with those present in Northern and Central America, </text:span><text:span text:style-name="T29">and even South America</text:span><text:span text:style-name="T28">. For the first case, LANCE is developing a the Network of Geomagnetic Stations Mexico (REGMEX), to monitoring regional geomagnetic response all over Mexico. Whereas, for the case of contextualize the geomagnetic response of Mexico, </text:span><text:span text:style-name="T30">this</text:span><text:span text:style-name="T28"> is our immediate future work.</text:span><text:span text:style-name="T94">”</text:span></text:p>
      <text:p text:style-name="P76"/>
      <text:p text:style-name="P79"><text:span text:style-name="T44">Additionally, and related to the work we are </text:span><text:span text:style-name="T46">currently </text:span><text:span text:style-name="T44">doing, </text:span><text:span text:style-name="T46">t</text:span><text:span text:style-name="T44">he Reviewer commented that it would be appropriate to add data from Central America. However, in our data search, we did not find public sources in any Central American country. </text:span><text:span text:style-name="T48">The only data source we know of is the Magnetic Observatory of Chiripa in Costa Rica, whose registered are closed. </text:span><text:span text:style-name="T44">We were only able to access data from Puerto Rico, which is located in the Caribbean. Therefore, if the Reviewer has access to open/</text:span><text:span text:style-name="T47">free</text:span><text:span text:style-name="T44"> data from Central America, </text:span><text:span text:style-name="T45">we</text:span><text:span text:style-name="T44"> would greatly appreciate it </text:span><text:span text:style-name="T45">the Reviewer</text:span><text:span text:style-name="T44"> would share the sources so that we can contact </text:span><text:span text:style-name="T45">the data sources and </text:span><text:span text:style-name="T44">collaborate </text:span><text:span text:style-name="T45">with them</text:span><text:span text:style-name="T44">.</text:span></text:p>
      <text:p text:style-name="P50"/>
      <text:p text:style-name="P24"><text:span text:style-name="T49">Minor points/</text:span><text:span text:style-name="T50">Author's Response:</text:span></text:p>
      <text:p text:style-name="P49"/>
      <text:p text:style-name="P35">1. There seem to be 2 abstracts in this paper.</text:p>
      <text:p text:style-name="P34">I apologize for the confusion. The initial abstract that was displayed is not intended for this work but rather for an independent project. I am currently rectifying this error.</text:p>
      <text:p text:style-name="P36"/>
      <text:p text:style-name="P46">2. What is continental territory?</text:p>
      <text:p text:style-name="P84"><text:span text:style-name="T20">The reviewer is right, </text:span><text:span text:style-name="T21">I apology for the confusion </text:span><text:span text:style-name="T20">We</text:span><text:span text:style-name="T21"> removed this part of the writing.</text:span></text:p>
      <text:p text:style-name="P44"/>
      <text:p text:style-name="P33"><text:span text:style-name="T1">3.</text:span> <text:span text:style-name="T2">Abstract, check the first sentence.</text:span></text:p>
      <text:p text:style-name="P33">We have opted to conduct a thorough revision of the abstract to enhance its quality.</text:p>
      <text:p text:style-name="P32"/>
      <text:p text:style-name="P32"/>
      <text:p text:style-name="P44">4. Page 1 Right Column (RC), lines 40-41: Correct sentence</text:p>
      <text:p text:style-name="P30">Original sentence:</text:p>
      <text:p text:style-name="P32">“In consequence, overlooking the regional factor in GSs may lead to some uncertainties or misinterpretation in the attempt of understand and address the possible effects related to GS events”</text:p>
      <text:p text:style-name="P32"/>
      <text:p text:style-name="P29">reviewed sentence:</text:p>
      <text:p text:style-name="P51"><text:span text:style-name="T4">“</text:span><text:span text:style-name="T37">Overlooking these regional factors may lead to uncertainties and misinterpretations when attempting to comprehend and address the potential effects of geomagnetic storm events</text:span><text:span text:style-name="T4">”</text:span></text:p>
      <text:p text:style-name="P31"/>
      <text:p text:style-name="P44">5. Page 1-RC, lines 46-47: Correct sentence</text:p>
      <text:p text:style-name="P30"><text:soft-page-break/>Original sentence:</text:p>
      <text:p text:style-name="P32">“Space weather studies for regions within middle and low geomagnetic-latitudes has became of more interest in recent decades.” </text:p>
      <text:p text:style-name="P32"/>
      <text:p text:style-name="P29">reviewed sentence:</text:p>
      <text:p text:style-name="P90"><text:span text:style-name="T4">“</text:span><text:span text:style-name="T42">In recent decades, there has been growing interest in regional space weather. Regional space weather studies mainly focuses on identi</text:span><text:span text:style-name="T43">ff</text:span><text:span text:style-name="T42">ed the di</text:span><text:span text:style-name="T43">ff</text:span><text:span text:style-name="T42">erences between the local and planetary geomagnetic and ionospheric responses</text:span><text:span text:style-name="T4">”</text:span></text:p>
      <text:p text:style-name="P32"/>
      <text:p text:style-name="P35">6. Page 1-RC, lines 60: replace 'by' with 'in.'</text:p>
      <text:p text:style-name="P58"><text:span text:style-name="T6">R</text:span><text:span text:style-name="T5">esponse: Done</text:span></text:p>
      <text:p text:style-name="P14"/>
      <text:p text:style-name="P35">7. Page 2- Left Column (LC), lines 5: replace 'monitoring with 'monitor.'</text:p>
      <text:p text:style-name="P22">Response: Done</text:p>
      <text:p text:style-name="P1"/>
      <text:p text:style-name="P11">8. Page 2-LC, lines 10: add 'it.'</text:p>
      <text:p text:style-name="P58"><text:span text:style-name="T8">R</text:span><text:span text:style-name="T7">esponse: Done</text:span></text:p>
      <text:p text:style-name="P1"/>
      <text:p text:style-name="P11">9. Page 2-LC, lines 29: correct sentence</text:p>
      <text:p text:style-name="P54"><text:span text:style-name="T18">O</text:span><text:span text:style-name="T17">riginal sentence:</text:span></text:p>
      <text:p text:style-name="P2">“The charged particles in those cells are drift by the centrifuge and curvature effects of the EMF, condition that induces a polarized electric field ”</text:p>
      <text:p text:style-name="P2"/>
      <text:p text:style-name="P17">reviewed sentence:</text:p>
      <text:p text:style-name="P9">“ The charged particles within these cells are carried by the centrifugal and curvature effects of the EMF, resulting in the induction of a polarized electric field”</text:p>
      <text:p text:style-name="P2"/>
      <text:p text:style-name="P12">10. Page 2-LC, lines 37: correct sentence</text:p>
      <text:p text:style-name="P55"><text:span text:style-name="T18">O</text:span><text:span text:style-name="T17">riginal sentence:</text:span></text:p>
      <text:p text:style-name="P3">“On the other hand, the Ddyn currents are enhances of the polar ionospheric currents due to the precipitation of energetic particles ocurring during the main phase of a GS”</text:p>
      <text:p text:style-name="P15"/>
      <text:p text:style-name="P15">reviewed sentence:</text:p>
      <text:p text:style-name="P56"><text:span text:style-name="T9">“</text:span><text:span text:style-name="T38">On the other hand, Ddyn currents represent amplifications of the polar ionospheric currents due to the precipitation of energetic particles during the main phase of a geomagnetic storm</text:span><text:span text:style-name="T9">”</text:span></text:p>
      <text:p text:style-name="P12"/>
      <text:p text:style-name="P12"/>
      <text:p text:style-name="P12">11. Page 2-LC, lines 43: correct sentence</text:p>
      <text:p text:style-name="P18"/>
      <text:p text:style-name="P55"><text:span text:style-name="T18">O</text:span><text:span text:style-name="T17">riginal sentence:</text:span></text:p>
      <text:p text:style-name="P52"><text:span text:style-name="T17">“</text:span><text:span text:style-name="T18">The Coriolis force cause a westward change of direction on these polar-equatorial flows, at mid and low latitudes </text:span><text:span text:style-name="T17">[...]”</text:span></text:p>
      <text:p text:style-name="P16">reviewed sentence:</text:p>
      <text:p text:style-name="P56"><text:span text:style-name="T10">“</text:span><text:span text:style-name="T39">The Coriolis force induces a westward shift in the direction of these polar-equatorial flows at mid and low latitudes </text:span><text:span text:style-name="T40">[...]</text:span><text:span text:style-name="T10">”</text:span></text:p>
      <text:p text:style-name="P12"/>
      <text:p text:style-name="P12">12. Page 2-RC, lines 5: correct sentence</text:p>
      <text:p text:style-name="P55"><text:span text:style-name="T18">O</text:span><text:span text:style-name="T17">riginal sentence:</text:span></text:p>
      <text:p text:style-name="P53"><text:soft-page-break/><text:span text:style-name="T17">“ </text:span><text:span text:style-name="T19">[…] we first identify </text:span><text:span text:style-name="T17">differences between regional and planetary geomagnetic activities, with the purpose of isolate regional geomagnetic response during Gss”</text:span></text:p>
      <text:p text:style-name="P4"/>
      <text:p text:style-name="P15">Correcter sentence:</text:p>
      <text:p text:style-name="P57"><text:span text:style-name="T10">“</text:span><text:span text:style-name="T41"> we first seek to identify disparities between regional and planetary geomagnetic activities to isolate regional geomagnetic responses during geomagnetic storms</text:span><text:span text:style-name="T10">”</text:span></text:p>
      <text:p text:style-name="P12"/>
      <text:p text:style-name="P12"/>
      <text:p text:style-name="P57"><text:span text:style-name="T13">13. Page 2-RC, lines 42: What do the authors mean by 'appreciation.' </text:span><text:span text:style-name="T14">&amp; </text:span><text:span text:style-name="T13">14. Page 2-RC, lines 47: insert 'from' after 'differ.'</text:span></text:p>
      <text:p text:style-name="P12"/>
      <text:p text:style-name="P57"><text:span text:style-name="T12">Response: </text:span>I acknowledge the confusion caused by using "appreciation" instead of "these results". Therefore, I have decided to make the necessary corrections to ensure clarity and understanding.</text:p>
      <text:p text:style-name="P12"/>
      <text:p text:style-name="P12">15. Page 2-RC, lines 47. At what point do the planetary and regional geomagnetic indices differ from each other or they are different overall index values?</text:p>
      <text:p text:style-name="P6"/>
      <text:p text:style-name="P57"><text:span text:style-name="T10">Response: </text:span><text:span text:style-name="T15">The general difference, </text:span><text:span text:style-name="T16">for this 20 events,</text:span><text:span text:style-name="T15"> begins at values around -75 nT; however, we established a threshold of -100 nT, at which point the difference becomes significant.</text:span></text:p>
      <text:p text:style-name="P12"/>
      <text:p text:style-name="P12"/>
      <text:p text:style-name="P12">16. Page 3-LC, lines 43: 'day-to-day variation'</text:p>
      <text:p text:style-name="P12"/>
      <text:p text:style-name="P58"><text:span text:style-name="T7">Response: </text:span><text:span text:style-name="T10">D</text:span><text:span text:style-name="T7">one</text:span></text:p>
      <text:p text:style-name="P12"/>
      <text:p text:style-name="P12">17. Page 3-LC, lines 61: correct sentence.</text:p>
      <text:p text:style-name="P12"/>
      <text:p text:style-name="P55"><text:span text:style-name="T18">O</text:span><text:span text:style-name="T17">riginal sentence:</text:span></text:p>
      <text:p text:style-name="P52"><text:span text:style-name="T17">“ with </text:span><text:span text:style-name="T19">$</text:span><text:span text:style-name="T17">D</text:span><text:span text:style-name="T19">_{</text:span><text:span text:style-name="T17">others</text:span><text:span text:style-name="T19">}$</text:span><text:span text:style-name="T17"> are ionospheric perturbations different from DP 2 and Ddyn”</text:span></text:p>
      <text:p text:style-name="P3"/>
      <text:p text:style-name="P15">Correcter sentence:</text:p>
      <text:p text:style-name="P6">“Where $D_{\text{others}}$ refers to ionospheric perturbations distinct from the disturbed polar current number 2 ($DP2$) and the disturbed dynamo current ($D_{\text{dyn}}$). These two ionospheric currents are well accepted sources for local geomagnetic fluctuations in low and mid geomagnetic latitudes, as discussed in the Introduction.”</text:p>
      <text:p text:style-name="P12"/>
      <text:p text:style-name="P12"/>
      <text:p text:style-name="P12">18. Page 4-LC, lines 36: replace 'shadowing' by 'shading.'</text:p>
      <text:p text:style-name="P59"><text:span text:style-name="T10">R</text:span><text:span text:style-name="T11">esponse: Done</text:span></text:p>
      <text:p text:style-name="P12"/>
      <text:p text:style-name="P12">19. Page 4-LC, lines 39: 'within'</text:p>
      <text:p text:style-name="P59"><text:span text:style-name="T10">R</text:span><text:span text:style-name="T11">esponse: Done</text:span></text:p>
      <text:p text:style-name="P12"/>
      <text:p text:style-name="P12">20. Page 4-LC, lines 40-41: correct sentence</text:p>
      <text:p text:style-name="P12"/>
      <text:p text:style-name="P55"><text:span text:style-name="T18">O</text:span><text:span text:style-name="T17">riginal sentence:</text:span></text:p>
      <text:p text:style-name="P5">“ It is important to remark that, due to our study cases might be potentially different each other, the</text:p>
      <text:p text:style-name="P5">filtering ranges might slightly variate from case to case.”</text:p>
      <text:p text:style-name="P5"/>
      <text:p text:style-name="P15"><text:soft-page-break/>Correcter sentence:</text:p>
      <text:p text:style-name="P59"><text:span text:style-name="T10">“</text:span><text:span text:style-name="T41"> It is important to comment that we manualy identify $Ddyn$'s range by setting the main period and searching potency peaks within the range of possible harmonics. These slightly variations on periods(frequencies) are due to the differences between our study cases, already commented.</text:span><text:span text:style-name="T10">”</text:span></text:p>
      <text:p text:style-name="P12"/>
      <text:p text:style-name="P12">21. Page 4-LC, lines 42: 'vary.'</text:p>
      <text:p text:style-name="P59"><text:span text:style-name="T10">R</text:span><text:span text:style-name="T11">esponse: Done</text:span></text:p>
      <text:p text:style-name="P8"/>
      <text:p text:style-name="P12"><text:span text:style-name="T54">*</text:span>22. Is there a reason why the profiles of DP2 and Ddyn in Figure 2c were reconstructed with different frequencies other than those identified before?</text:p>
      <text:p text:style-name="P12"/>
      <text:p text:style-name="P61"><text:span text:style-name="T10">R</text:span><text:span text:style-name="T7">esponse: </text:span></text:p>
      <text:p text:style-name="P10">I apologize, but I am not entirely clear on this question. In Figure 2c, the reconstructed time series exhibits periods/frequencies that align with the highlighted frequency band ranges shown in Figure 2b, which are associated with these ionospheric currents. We have not utilized any other frequency ranges previously.</text:p>
      <text:p text:style-name="P12"/>
      <text:p text:style-name="P12">23. Page 4-RC, lines 5-6: remove 'in' and replace with 'of'. Remove 'that'</text:p>
      <text:p text:style-name="P12"/>
      <text:p text:style-name="P60"><text:span text:style-name="T10">R</text:span><text:span text:style-name="T7">esponse: Done</text:span></text:p>
      <text:p text:style-name="P12"/>
      <text:p text:style-name="P12">24. Page 4-RC, lines 7: 'trigger'</text:p>
      <text:p text:style-name="P12"/>
      <text:p text:style-name="P7">Response: Done</text:p>
      <text:p text:style-name="P7"/>
      <text:p text:style-name="P12">25. Figures: Improve the caption</text:p>
      <text:p text:style-name="P85">Response: Done</text:p>
      <text:p text:style-name="P85"/>
      <text:p text:style-name="P85"/>
      <text:p text:style-name="P47">Extra Modifications:</text:p>
      <text:p text:style-name="P26">We added on <text:span text:style-name="T101">the body paper</text:span> <text:span text:style-name="T101">the</text:span> events 3, <text:span text:style-name="T101">6 and</text:span> 18; besides event 13 <text:span text:style-name="T101">as examples</text:span> in order <text:span text:style-name="T101">to</text:span> be more clear about the process.</text:p>
      <text:p text:style-name="P26"/>
      <text:p text:style-name="P26">So, the article gets Figures 2, 3, <text:span text:style-name="T101">4</text:span> &amp; <text:span text:style-name="T101">5</text:span> which describes the results for events 3, <text:span text:style-name="T101">6, </text:span>13 &amp; 18.</text:p>
      <text:p text:style-name="P26"/>
      <text:p text:style-name="P26">On the other hand, the original Figure 3, now Figure <text:span text:style-name="T101">6</text:span> include<text:span text:style-name="T108">s</text:span> all <text:span text:style-name="T101">4</text:span> events as subplots considering that what they describe can be shown in smaller <text:span text:style-name="T108">panels</text:span>. On Figure 5 we also decided to take off the error bars in order to avoid confused interpretation of the Figure. <text:span text:style-name="T108">Hence, </text:span><text:span text:style-name="T109">we modified the text which described the error bars on page 4 RC, Lines 61 – 63.</text:span></text:p>
      <text:p text:style-name="P27"/>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15">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15P0"/>
    </number:currency-style>
    <number:currency-style style:name="N116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16">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16P0"/>
    </number:currency-style>
    <number:number-style style:name="N10114" number:language="es" number:country="MX" loext:transliteration-spellout="EUR" number:transliteration-language="es" number:transliteration-country="MX">
      <number:number number:decimal-places="0" number:min-decimal-places="0" number:min-integer-digits="1"/>
    </number:number-style>
    <number:number-style style:name="N10115" number:language="es" number:country="MX" loext:transliteration-spellout="EUR" number:transliteration-language="es" number:transliteration-country="MX">
      <number:number number:decimal-places="2" number:min-decimal-places="2" number:min-integer-digits="1"/>
    </number:number-style>
    <number:number-style style:name="N10116" number:language="es" number:country="MX" loext:transliteration-spellout="upper EUR" number:transliteration-language="es" number:transliteration-country="MX">
      <number:number number:decimal-places="0" number:min-decimal-places="0" number:min-integer-digits="1"/>
    </number:number-style>
    <number:number-style style:name="N10117" number:language="es" number:country="MX" loext:transliteration-spellout="upper EUR" number:transliteration-language="es" number:transliteration-country="MX">
      <number:number number:decimal-places="2" number:min-decimal-places="2" number:min-integer-digits="1"/>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1:33:23.789239121</meta:creation-date>
    <meta:generator>LibreOffice/7.5.9.2$Linux_X86_64 LibreOffice_project/50$Build-2</meta:generator>
    <dc:date>2024-04-03T12:26:52.104133876</dc:date>
    <meta:editing-duration>P1DT5H2M7S</meta:editing-duration>
    <meta:editing-cycles>114</meta:editing-cycles>
    <meta:document-statistic meta:table-count="0" meta:image-count="0" meta:object-count="0" meta:page-count="8" meta:paragraph-count="118" meta:word-count="3293" meta:character-count="21211" meta:non-whitespace-character-count="18030"/>
  </office:meta>
</office:document-meta>
</file>